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2AC000001CCED354A43.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Heading_20_3">
      <style:paragraph-properties>
        <style:tab-stops/>
      </style:paragraph-properties>
      <style:text-properties fo:language="en" fo:country="US"/>
    </style:style>
    <style:style style:name="P70" style:family="paragraph" style:parent-style-name="Heading_20_4">
      <style:paragraph-properties>
        <style:tab-stops/>
      </style:paragraph-properties>
      <style:text-properties fo:language="en" fo:country="US"/>
    </style:style>
    <style:style style:name="P71" style:family="paragraph" style:parent-style-name="Standard">
      <style:paragraph-properties fo:break-before="page">
        <style:tab-stops/>
      </style:paragraph-properties>
      <style:text-properties fo:language="en" fo:country="US"/>
    </style:style>
    <style:style style:name="P72"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3" style:family="paragraph" style:parent-style-name="Standard" style:list-style-name="Numbering_20_1">
      <style:paragraph-properties>
        <style:tab-stops/>
      </style:paragraph-properties>
      <style:text-properties fo:language="en" fo:country="US"/>
    </style:style>
    <style:style style:name="P74" style:family="paragraph" style:parent-style-name="Heading_20_5">
      <style:paragraph-properties fo:break-before="page"/>
    </style:style>
    <style:style style:name="P75" style:family="paragraph" style:parent-style-name="Table_20_Heading">
      <style:text-properties fo:font-size="10pt" style:font-size-asian="10pt" style:font-size-complex="10pt"/>
    </style:style>
    <style:style style:name="P76"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77"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78" style:family="paragraph" style:parent-style-name="Heading_20_5">
      <style:paragraph-properties fo:break-before="page">
        <style:tab-stops/>
      </style:paragraph-properties>
      <style:text-properties fo:language="en" fo:country="US"/>
    </style:style>
    <style:style style:name="P79" style:family="paragraph" style:parent-style-name="Text_20_body">
      <style:text-properties fo:language="en" fo:country="US"/>
    </style:style>
    <style:style style:name="P80" style:family="paragraph" style:parent-style-name="Heading_20_5">
      <style:text-properties fo:language="en" fo:country="US"/>
    </style:style>
    <style:style style:name="P81" style:family="paragraph" style:parent-style-name="Standard">
      <style:text-properties style:font-name="Tahoma" fo:font-size="8pt" fo:font-style="italic" fo:font-weight="bold" style:font-size-asian="8pt" style:font-style-asian="italic" style:font-weight-asian="bold"/>
    </style:style>
    <style:style style:name="P82" style:family="paragraph" style:parent-style-name="Standard">
      <style:text-properties style:font-name="Tahoma" fo:font-size="8pt" style:font-size-asian="8pt"/>
    </style:style>
    <style:style style:name="P83" style:family="paragraph" style:parent-style-name="Heading_20_3">
      <style:paragraph-properties fo:break-before="page"/>
      <style:text-properties fo:language="en" fo:country="US"/>
    </style:style>
    <style:style style:name="P84" style:family="paragraph" style:parent-style-name="Standard" style:list-style-name="WW8Num1">
      <style:paragraph-properties fo:margin-left="0cm" fo:margin-right="0cm" fo:text-indent="0cm" style:auto-text-indent="false"/>
    </style:style>
    <style:style style:name="P85" style:family="paragraph" style:parent-style-name="Standard">
      <style:paragraph-properties fo:margin-left="0.635cm" fo:margin-right="0cm" fo:text-indent="0.635cm" style:auto-text-indent="false"/>
    </style:style>
    <style:style style:name="P86" style:family="paragraph" style:parent-style-name="Standard">
      <style:paragraph-properties fo:margin-left="1.02cm" fo:margin-right="0cm" fo:text-indent="0cm" style:auto-text-indent="false"/>
    </style:style>
    <style:style style:name="P87" style:family="paragraph" style:parent-style-name="Standard">
      <style:paragraph-properties fo:margin-left="0cm" fo:margin-right="0cm" fo:text-indent="1.27cm" style:auto-text-indent="false"/>
    </style:style>
    <style:style style:name="P88" style:family="paragraph" style:parent-style-name="Standard">
      <style:paragraph-properties fo:margin-left="1.27cm" fo:margin-right="0cm" fo:text-indent="0cm" style:auto-text-indent="false"/>
      <style:text-properties fo:font-style="italic" style:font-style-asian="italic" style:font-style-complex="italic"/>
    </style:style>
    <style:style style:name="P89" style:family="paragraph" style:parent-style-name="Standard">
      <style:paragraph-properties fo:margin-left="0cm" fo:margin-right="0cm" fo:text-indent="1.27cm" style:auto-text-indent="false"/>
      <style:text-properties fo:font-style="italic" style:font-style-asian="italic" style:font-style-complex="italic"/>
    </style:style>
    <style:style style:name="P90" style:family="paragraph" style:parent-style-name="Standard">
      <style:paragraph-properties fo:margin-left="0cm" fo:margin-right="0cm" fo:text-indent="0cm" style:auto-text-indent="false"/>
      <style:text-properties fo:font-style="normal" style:font-style-asian="normal" style:font-style-complex="normal"/>
    </style:style>
    <style:style style:name="P91" style:family="paragraph" style:parent-style-name="Standard" style:list-style-name="WW8Num5">
      <style:paragraph-properties fo:margin-left="0cm" fo:margin-right="0cm" fo:text-indent="0cm" style:auto-text-indent="false"/>
    </style:style>
    <style:style style:name="P92" style:family="paragraph" style:parent-style-name="Standard" style:list-style-name="L4">
      <style:paragraph-properties fo:margin-left="0cm" fo:margin-right="0cm" fo:text-indent="0cm" style:auto-text-indent="false"/>
    </style:style>
    <style:style style:name="P93" style:family="paragraph" style:parent-style-name="Standard">
      <style:paragraph-properties fo:margin-left="1.27cm" fo:margin-right="0cm" fo:text-indent="0cm" style:auto-text-indent="false"/>
    </style:style>
    <style:style style:name="P94"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95" style:family="paragraph" style:parent-style-name="Standard" style:list-style-name="WW8Num28">
      <style:paragraph-properties fo:margin-left="0cm" fo:margin-right="0cm" fo:text-indent="0cm" style:auto-text-indent="false"/>
    </style:style>
    <style:style style:name="P96" style:family="paragraph" style:parent-style-name="Standard">
      <style:paragraph-properties fo:margin-left="1.02cm" fo:margin-right="0cm" fo:text-indent="0cm" style:auto-text-indent="false"/>
      <style:text-properties fo:language="en" fo:country="US"/>
    </style:style>
    <style:style style:name="P97" style:family="paragraph" style:parent-style-name="Standard">
      <style:text-properties fo:font-style="italic" style:font-style-asian="italic"/>
    </style:style>
    <style:style style:name="P98" style:family="paragraph" style:parent-style-name="Standard" style:list-style-name="WW8Num17">
      <style:paragraph-properties fo:margin-left="0cm" fo:margin-right="0cm" fo:text-indent="0cm" style:auto-text-indent="false"/>
    </style:style>
    <style:style style:name="P99" style:family="paragraph" style:parent-style-name="Standard" style:list-style-name="WW8Num1">
      <style:paragraph-properties fo:margin-left="1.27cm" fo:margin-right="0cm" fo:text-indent="0cm" style:auto-text-indent="false"/>
    </style:style>
    <style:style style:name="P100" style:family="paragraph" style:parent-style-name="Standard" style:list-style-name="WW8Num9">
      <style:paragraph-properties fo:margin-left="0cm" fo:margin-right="0cm" fo:text-indent="0cm" style:auto-text-indent="false"/>
    </style:style>
    <style:style style:name="P101" style:family="paragraph">
      <style:paragraph-properties fo:text-align="center"/>
      <style:text-properties fo:font-size="24pt"/>
    </style:style>
    <style:style style:name="P102" style:family="paragraph">
      <style:paragraph-properties fo:line-height="120%" style:writing-mode="lr-tb"/>
    </style:style>
    <style:style style:name="P103"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04"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05" style:family="paragraph" style:parent-style-name="Standard">
      <style:paragraph-properties fo:text-align="start" style:justify-single-word="false"/>
    </style:style>
    <style:style style:name="P106" style:family="paragraph" style:parent-style-name="Standard" style:list-style-name="L5">
      <style:paragraph-properties fo:margin-left="1.27cm" fo:margin-right="0cm" fo:text-align="start" style:justify-single-word="false" fo:text-indent="0cm" style:auto-text-indent="false"/>
    </style:style>
    <style:style style:name="P107" style:family="paragraph" style:parent-style-name="Standard">
      <style:paragraph-properties fo:margin-left="1.27cm" fo:margin-right="0cm" fo:text-align="start" style:justify-single-word="false" fo:text-indent="0cm" style:auto-text-indent="false"/>
    </style:style>
    <style:style style:name="P108" style:family="paragraph" style:parent-style-name="Standard">
      <style:paragraph-properties fo:margin-left="0cm" fo:margin-right="0cm" fo:text-align="start" style:justify-single-word="false" fo:text-indent="0cm" style:auto-text-indent="false"/>
    </style:style>
    <style:style style:name="P109" style:family="paragraph" style:parent-style-name="Standard">
      <style:paragraph-properties fo:margin-left="0.644cm" fo:margin-right="0cm" fo:text-indent="0cm" style:auto-text-indent="false">
        <style:tab-stops>
          <style:tab-stop style:position="-0.048cm"/>
        </style:tab-stops>
      </style:paragraph-properties>
    </style:style>
    <style:style style:name="P110" style:family="paragraph" style:parent-style-name="Standard" style:list-style-name="WW8Num10">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12"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13"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14" style:family="paragraph" style:parent-style-name="Standard">
      <style:paragraph-properties fo:margin-left="0cm" fo:margin-right="0cm" fo:text-indent="0cm" style:auto-text-indent="false"/>
      <style:text-properties fo:font-size="10pt" style:font-size-asian="10pt" style:font-size-complex="10pt"/>
    </style:style>
    <style:style style:name="P115" style:family="paragraph" style:parent-style-name="Table_20_Contents">
      <style:text-properties fo:font-size="10pt" style:font-size-asian="10pt" style:font-size-complex="10pt"/>
    </style:style>
    <style:style style:name="P116"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17" style:family="paragraph" style:parent-style-name="Standard">
      <style:text-properties fo:color="#000000" style:language-asian="nl" style:country-asian="NL"/>
    </style:style>
    <style:style style:name="P118" style:family="paragraph" style:parent-style-name="Heading_20_4">
      <style:paragraph-properties fo:margin-left="0cm" fo:margin-right="0cm" fo:text-indent="0cm" style:auto-text-indent="false"/>
      <style:text-properties fo:language="en" fo:country="US"/>
    </style:style>
    <style:style style:name="P119" style:family="paragraph" style:parent-style-name="Standard">
      <style:paragraph-properties fo:margin-left="0cm" fo:margin-right="0cm" fo:text-indent="0cm" style:auto-text-indent="false"/>
      <style:text-properties fo:language="en" fo:country="US"/>
    </style:style>
    <style:style style:name="P120" style:family="paragraph" style:parent-style-name="Standard" style:list-style-name="WW8Num20">
      <style:paragraph-properties fo:margin-left="0cm" fo:margin-right="0cm" fo:text-indent="0cm" style:auto-text-indent="false"/>
    </style:style>
    <style:style style:name="P121" style:family="paragraph" style:parent-style-name="Standard">
      <style:paragraph-properties fo:margin-left="1.27cm" fo:margin-right="0cm" fo:text-indent="0cm" style:auto-text-indent="false" fo:break-before="page"/>
    </style:style>
    <style:style style:name="P122" style:family="paragraph" style:parent-style-name="Standard">
      <style:paragraph-properties fo:margin-left="0.635cm" fo:margin-right="0cm" fo:text-indent="0cm" style:auto-text-indent="false" fo:break-before="page"/>
    </style:style>
    <style:style style:name="P123" style:family="paragraph" style:parent-style-name="Heading_20_4">
      <style:paragraph-properties fo:break-before="page"/>
      <style:text-properties fo:language="en" fo:country="US"/>
    </style:style>
    <style:style style:name="P124" style:family="paragraph" style:parent-style-name="Standard" style:list-style-name="WW8Num30">
      <style:paragraph-properties fo:margin-left="0cm" fo:margin-right="0cm" fo:text-indent="0cm" style:auto-text-indent="false"/>
    </style:style>
    <style:style style:name="P125" style:family="paragraph" style:parent-style-name="Standard">
      <style:paragraph-properties fo:margin-left="0cm" fo:margin-right="0cm" fo:text-indent="0cm" style:auto-text-indent="false" fo:break-before="page"/>
    </style:style>
    <style:style style:name="P126" style:family="paragraph" style:parent-style-name="Heading_20_3">
      <style:paragraph-properties fo:margin-left="0cm" fo:margin-right="0cm" fo:text-indent="0cm" style:auto-text-indent="false"/>
      <style:text-properties fo:language="en" fo:country="US"/>
    </style:style>
    <style:style style:name="P127"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28" style:family="paragraph" style:parent-style-name="Standard" style:list-style-name="WW8Num30">
      <style:paragraph-properties fo:margin-left="0cm" fo:margin-right="0cm" fo:text-indent="0cm" style:auto-text-indent="false" fo:break-before="page"/>
    </style:style>
    <style:style style:name="P129" style:family="paragraph" style:parent-style-name="Standard">
      <style:paragraph-properties fo:margin-left="1.905cm" fo:margin-right="0cm" fo:text-indent="0cm" style:auto-text-indent="false" fo:break-before="page"/>
    </style:style>
    <style:style style:name="P130" style:family="paragraph" style:parent-style-name="Standard">
      <style:paragraph-properties fo:margin-left="1.905cm" fo:margin-right="0cm" fo:text-indent="0cm" style:auto-text-indent="false"/>
    </style:style>
    <style:style style:name="P131" style:family="paragraph" style:parent-style-name="Standard">
      <style:paragraph-properties fo:margin-left="1.905cm" fo:margin-right="0cm" fo:text-indent="0cm" style:auto-text-indent="false"/>
      <style:text-properties fo:font-style="italic" style:font-style-asian="italic"/>
    </style:style>
    <style:style style:name="P132" style:family="paragraph" style:parent-style-name="Standard">
      <style:text-properties fo:font-size="9pt" fo:background-color="#ffffff" style:font-size-asian="9pt" style:language-asian="nl" style:country-asian="NL" style:font-size-complex="9pt"/>
    </style:style>
    <style:style style:name="P133"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34" style:family="paragraph" style:parent-style-name="Standard">
      <style:text-properties fo:font-size="9pt" style:font-size-asian="9pt" style:language-asian="nl" style:country-asian="NL" style:font-size-complex="9pt"/>
    </style:style>
    <style:style style:name="P135"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36" style:family="paragraph" style:parent-style-name="Standard">
      <style:paragraph-properties fo:margin-left="1.27cm" fo:margin-right="0cm" fo:text-indent="1.27cm" style:auto-text-indent="false"/>
      <style:text-properties fo:font-style="italic" style:font-style-asian="italic"/>
    </style:style>
    <style:style style:name="P137"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38" style:family="paragraph" style:parent-style-name="Standard" style:list-style-name="WW8Num33">
      <style:paragraph-properties fo:margin-left="0cm" fo:margin-right="0cm" fo:text-indent="0cm" style:auto-text-indent="false"/>
    </style:style>
    <style:style style:name="P139" style:family="paragraph" style:parent-style-name="Heading_20_3">
      <style:paragraph-properties fo:break-before="page"/>
    </style:style>
    <style:style style:name="P140" style:family="paragraph" style:parent-style-name="Standard">
      <style:text-properties fo:language="en" fo:country="US" fo:font-style="normal" fo:font-weight="normal" style:font-style-asian="normal" style:font-weight-asian="normal" style:font-style-complex="normal" style:font-weight-complex="normal"/>
    </style:style>
    <style:style style:name="P141"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42" style:family="paragraph" style:parent-style-name="Standard">
      <style:paragraph-properties fo:line-height="100%" style:text-autospace="none"/>
    </style:style>
    <style:style style:name="P143"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44"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45" style:family="paragraph" style:parent-style-name="Standard">
      <style:paragraph-properties fo:break-before="page"/>
      <style:text-properties fo:language="en" fo:country="US"/>
    </style:style>
    <style:style style:name="P146" style:family="paragraph" style:parent-style-name="Standard">
      <style:text-properties fo:font-weight="normal" style:font-weight-asian="normal" style:font-weight-complex="normal"/>
    </style:style>
    <style:style style:name="P147"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4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49"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0" style:family="paragraph" style:parent-style-name="Standard">
      <style:paragraph-properties fo:margin-left="0cm" fo:margin-right="0cm" fo:text-indent="0cm" style:auto-text-indent="false"/>
      <style:text-properties fo:font-weight="normal" style:font-weight-asian="normal" style:font-weight-complex="normal"/>
    </style:style>
    <style:style style:name="P151"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2"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53"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4"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5" style:family="paragraph" style:parent-style-name="Standard" style:list-style-name="L6"/>
    <style:style style:name="P15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57" style:family="paragraph" style:parent-style-name="Standard">
      <style:text-properties fo:language="en" fo:country="US" fo:font-weight="normal" style:font-weight-asian="normal" style:font-weight-complex="normal"/>
    </style:style>
    <style:style style:name="P158" style:family="paragraph" style:parent-style-name="Standard" style:list-style-name="L7">
      <style:text-properties fo:language="en" fo:country="US"/>
    </style:style>
    <style:style style:name="P159" style:family="paragraph" style:parent-style-name="Standard">
      <style:text-properties fo:language="en" fo:country="US" fo:font-style="italic" fo:font-weight="bold" style:font-style-asian="italic" style:font-weight-asian="bold" style:font-style-complex="italic" style:font-weight-complex="bold"/>
    </style:style>
    <style:style style:name="P160" style:family="paragraph" style:parent-style-name="Standard">
      <style:text-properties fo:language="en" fo:country="US" fo:font-style="italic" fo:font-weight="normal" style:font-style-asian="italic" style:font-weight-asian="normal" style:font-style-complex="italic" style:font-weight-complex="normal"/>
    </style:style>
    <style:style style:name="P161" style:family="paragraph" style:parent-style-name="Standard">
      <style:paragraph-properties fo:break-before="page"/>
      <style:text-properties fo:font-weight="normal" style:font-weight-asian="normal" style:font-weight-complex="normal"/>
    </style:style>
    <style:style style:name="P162" style:family="paragraph" style:parent-style-name="Standard">
      <style:text-properties fo:font-style="italic" fo:font-weight="bold" style:font-style-asian="italic" style:font-weight-asian="bold" style:font-style-complex="italic" style:font-weight-complex="bold"/>
    </style:style>
    <style:style style:name="P163" style:family="paragraph" style:parent-style-name="Standard" style:list-style-name="L8"/>
    <style:style style:name="P16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66" style:family="paragraph" style:parent-style-name="Standard">
      <style:paragraph-properties fo:margin-left="0cm" fo:margin-right="0cm" fo:text-indent="0cm" style:auto-text-indent="false"/>
      <style:text-properties style:font-name="Courier New1"/>
    </style:style>
    <style:style style:name="P167"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68" style:family="paragraph" style:parent-style-name="Standard" style:list-style-name="WW8Num1">
      <style:paragraph-properties fo:margin-left="0cm" fo:margin-right="0cm" fo:text-indent="0cm" style:auto-text-indent="false"/>
      <style:text-properties style:font-name="Courier New1"/>
    </style:style>
    <style:style style:name="P169" style:family="paragraph" style:parent-style-name="Standard">
      <style:paragraph-properties fo:margin-left="0cm" fo:margin-right="0cm" fo:text-indent="0cm" style:auto-text-indent="false"/>
      <style:text-properties fo:font-style="italic" style:font-style-asian="italic" style:font-style-complex="italic"/>
    </style:style>
    <style:style style:name="P170" style:family="paragraph" style:parent-style-name="Text_20_body" style:list-style-name="L9">
      <style:paragraph-properties fo:margin-left="1.286cm" fo:margin-right="-0.004cm" fo:text-indent="0cm" style:auto-text-indent="false">
        <style:tab-stops>
          <style:tab-stop style:position="-0.093cm"/>
        </style:tab-stops>
      </style:paragraph-properties>
    </style:style>
    <style:style style:name="P171" style:family="paragraph" style:parent-style-name="Text_20_body" style:list-style-name="L9">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72" style:family="paragraph" style:parent-style-name="Standard" style:list-style-name="WW8Num1">
      <style:paragraph-properties fo:margin-left="0cm" fo:margin-right="0cm" fo:text-indent="0cm" style:auto-text-indent="false"/>
      <style:text-properties style:text-underline-style="none"/>
    </style:style>
    <style:style style:name="P173"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74" style:family="paragraph" style:parent-style-name="Heading_20_3">
      <style:paragraph-properties fo:margin-left="0cm" fo:margin-right="0cm" fo:text-indent="0cm" style:auto-text-indent="false" fo:break-before="page"/>
      <style:text-properties fo:language="en" fo:country="US"/>
    </style:style>
    <style:style style:name="P175"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6" style:family="paragraph" style:parent-style-name="Standard"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7" style:family="paragraph" style:parent-style-name="Standard">
      <style:paragraph-properties fo:margin-left="0cm" fo:margin-right="0cm" fo:text-indent="0cm" style:auto-text-indent="false" fo:break-before="page"/>
      <style:text-properties fo:language="en" fo:country="US" fo:font-style="normal" fo:font-weight="normal" style:font-style-asian="normal" style:font-weight-asian="normal" style:font-style-complex="normal" style:font-weight-complex="normal"/>
    </style:style>
    <style:style style:name="P178"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79" style:family="paragraph" style:parent-style-name="Text_20_body" style:list-style-name="L9">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0" style:family="paragraph" style:parent-style-name="Text_20_body" style:list-style-name="L9">
      <style:paragraph-properties fo:margin-left="0cm" fo:margin-right="0cm" fo:text-indent="0cm" style:auto-text-indent="false"/>
    </style:style>
    <style:style style:name="P181" style:family="paragraph" style:parent-style-name="Text_20_body">
      <style:paragraph-properties fo:margin-left="0cm" fo:margin-right="0cm" fo:text-indent="0cm" style:auto-text-indent="false"/>
      <style:text-properties fo:font-weight="bold" style:font-weight-asian="bold" style:font-weight-complex="bold"/>
    </style:style>
    <style:style style:name="P182" style:family="paragraph" style:parent-style-name="Text_20_body" style:list-style-name="L9">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3" style:family="paragraph" style:parent-style-name="Heading_20_3">
      <style:paragraph-properties fo:margin-left="0cm" fo:margin-right="0cm" fo:text-indent="0cm" style:auto-text-indent="false" fo:break-before="page"/>
    </style:style>
    <style:style style:name="P184"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Text_20_body" style:list-style-name="L12"/>
    <style:style style:name="P186" style:family="paragraph" style:parent-style-name="ProgrammaCode" style:list-style-name="L12"/>
    <style:style style:name="P187" style:family="paragraph" style:parent-style-name="Standard" style:list-style-name="L13"/>
    <style:style style:name="P188" style:family="paragraph" style:parent-style-name="Standard" style:list-style-name="L1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9" style:family="paragraph">
      <style:paragraph-properties fo:text-align="center"/>
    </style:style>
    <style:style style:name="P190"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1" style:family="paragraph" style:parent-style-name="Standard" style:list-style-name="WW8Num12">
      <style:paragraph-properties fo:margin-left="0cm" fo:margin-right="0cm" fo:text-indent="0cm" style:auto-text-indent="false">
        <style:tab-stops/>
      </style:paragraph-properties>
    </style:style>
    <style:style style:name="P192"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93" style:family="paragraph" style:parent-style-name="Standard" style:list-style-name="WW8Num33">
      <style:paragraph-properties fo:margin-left="0cm" fo:margin-right="0cm" fo:text-indent="0cm" style:auto-text-indent="false">
        <style:tab-stops/>
      </style:paragraph-properties>
    </style:style>
    <style:style style:name="P194" style:family="paragraph" style:parent-style-name="Heading_20_1">
      <style:paragraph-properties fo:break-before="page">
        <style:tab-stops/>
      </style:paragraph-properties>
      <style:text-properties fo:language="en" fo:country="US"/>
    </style:style>
    <style:style style:name="P195" style:family="paragraph" style:parent-style-name="Standard">
      <style:paragraph-properties>
        <style:tab-stops/>
      </style:paragraph-properties>
      <style:text-properties fo:language="en" fo:country="US" fo:font-weight="bold" style:font-weight-asian="bold" style:font-weight-complex="bold"/>
    </style:style>
    <style:style style:name="P19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font-name="Courier New1" fo:font-size="10pt" style:font-size-asian="10pt" style:font-size-complex="10pt"/>
    </style:style>
    <style:style style:name="T19" style:family="text">
      <style:text-properties style:font-name="Arial" fo:font-size="11pt" style:font-size-asian="11pt" style:font-size-complex="11pt"/>
    </style:style>
    <style:style style:name="T20" style:family="text">
      <style:text-properties fo:font-weight="bold" style:font-weight-asian="bold"/>
    </style:style>
    <style:style style:name="T21" style:family="text" style:parent-style-name="WW-HTML_20_Code">
      <style:text-properties style:font-name="Tahoma" fo:font-size="8pt" style:font-size-asian="8pt"/>
    </style:style>
    <style:style style:name="T22" style:family="text">
      <style:text-properties style:font-name="Tahoma" fo:font-size="8pt" style:font-size-asian="8pt"/>
    </style:style>
    <style:style style:name="T23" style:family="text" style:parent-style-name="Emphasis">
      <style:text-properties style:font-name="Tahoma" fo:font-size="8pt" fo:font-style="normal" style:font-size-asian="8pt" style:font-style-asian="normal"/>
    </style:style>
    <style:style style:name="T24" style:family="text" style:parent-style-name="Internet_20_link">
      <style:text-properties fo:color="#000000" style:font-name="Tahoma" fo:font-size="8pt" style:text-underline-style="none" style:font-size-asian="8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italic" fo:font-weight="bold" style:font-style-asian="italic" style:font-weight-asian="bold"/>
    </style:style>
    <style:style style:name="T28" style:family="text">
      <style:text-properties fo:font-style="italic" style:font-style-asian="italic"/>
    </style:style>
    <style:style style:name="T29" style:family="text">
      <style:text-properties style:font-name="Wingdings"/>
    </style:style>
    <style:style style:name="T30"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3"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35"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36"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000000" fo:font-size="10pt" style:font-size-asian="10pt" style:language-asian="nl" style:country-asian="NL" style:font-size-complex="10pt"/>
    </style:style>
    <style:style style:name="T39" style:family="text">
      <style:text-properties fo:color="#0000ff" fo:font-size="10pt" style:font-size-asian="10pt" style:language-asian="nl" style:country-asian="NL" style:font-size-complex="10pt"/>
    </style:style>
    <style:style style:name="T40" style:family="text">
      <style:text-properties fo:color="#000000" style:language-asian="nl" style:country-asian="NL"/>
    </style:style>
    <style:style style:name="T41" style:family="text">
      <style:text-properties fo:color="#0000ff" style:language-asian="nl" style:country-asian="NL"/>
    </style:style>
    <style:style style:name="T42" style:family="text">
      <style:text-properties style:language-asian="nl" style:country-asian="NL"/>
    </style:style>
    <style:style style:name="T43" style:family="text">
      <style:text-properties style:language-asian="nl" style:country-asian="NL"/>
    </style:style>
    <style:style style:name="T44" style:family="text">
      <style:text-properties fo:background-color="#ffffff" style:language-asian="nl" style:country-asian="NL"/>
    </style:style>
    <style:style style:name="T45" style:family="text">
      <style:text-properties style:font-name="Symbo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language="en" fo:country="US"/>
    </style:style>
    <style:style style:name="T49" style:family="text">
      <style:text-properties fo:font-style="normal" style:font-style-asian="normal" style:font-style-complex="normal"/>
    </style:style>
    <style:style style:name="T50" style:family="text">
      <style:text-properties style:font-name="Arial" style:font-name-asian="Arial" style:font-name-complex="Arial"/>
    </style:style>
    <style:style style:name="T51" style:family="text">
      <style:text-properties style:text-underline-style="solid" style:text-underline-width="auto" style:text-underline-color="font-color"/>
    </style:style>
    <style:style style:name="T52" style:family="text">
      <style:text-properties style:font-name="Courier New1"/>
    </style:style>
    <style:style style:name="T53" style:family="text">
      <style:text-properties style:font-name="Cordia New" fo:font-size="12pt" fo:font-style="normal" style:font-size-asian="12pt" style:font-style-asian="normal" style:font-size-complex="12pt" style:font-style-complex="normal"/>
    </style:style>
    <style:style style:name="T54" style:family="text">
      <style:text-properties fo:language="en" fo:country="US" fo:font-style="normal" fo:font-weight="normal" style:font-style-asian="normal" style:font-weight-asian="normal" style:font-style-complex="normal" style:font-weight-complex="normal"/>
    </style:style>
    <style:style style:name="T55" style:family="text">
      <style:text-properties fo:language="en" fo:country="US" fo:font-style="normal" fo:font-weight="normal" style:font-style-asian="normal" style:font-weight-asian="normal" style:font-style-complex="normal" style:font-weight-complex="normal"/>
    </style:style>
    <style:style style:name="T56" style:family="text">
      <style:text-properties style:font-name="Arial" fo:font-size="10pt" style:font-size-asian="10pt" style:font-size-complex="10pt"/>
    </style:style>
    <style:style style:name="T57"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4cm" draw:visible-area-height="0.694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4cm" draw:visible-area-height="0.759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4cm" draw:visible-area-height="0.694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17cm" draw:visible-area-height="0.717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88cm" draw:visible-area-height="2.179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04cm" draw:visible-area-height="2.629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35cm" draw:visible-area-height="6.174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6</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Step Types<text:tab/>33</text:p>
          <text:p text:style-name="P9">8.4.1. Text File Input <text:tab/>33</text:p>
          <text:p text:style-name="P9">8.4.2. Text File Output<text:tab/>43</text:p>
          <text:p text:style-name="P9">8.4.3. Table input<text:tab/>46</text:p>
          <text:p text:style-name="P9">8.4.4. Table output<text:tab/>49</text:p>
          <text:p text:style-name="P9">8.4.5. Select values<text:tab/>51</text:p>
          <text:p text:style-name="P9">8.4.6. Filter rows<text:tab/>53</text:p>
          <text:p text:style-name="P9">8.4.7. Database lookup<text:tab/>55</text:p>
          <text:p text:style-name="P9">8.4.8. Sort rows<text:tab/>56</text:p>
          <text:p text:style-name="P9">8.4.9. Stream lookup<text:tab/>57</text:p>
          <text:p text:style-name="P9">8.4.10. Add sequence<text:tab/>59</text:p>
          <text:p text:style-name="P9">8.4.11. Dimension lookup/update<text:tab/>61</text:p>
          <text:p text:style-name="P9">8.4.12. Combination lookup/update<text:tab/>64</text:p>
          <text:p text:style-name="P9">8.4.13. Dummy (do nothing)<text:tab/>66</text:p>
          <text:p text:style-name="P9">8.4.14. Join Rows (Cartesian product)<text:tab/>68</text:p>
          <text:p text:style-name="P9">8.4.15. Aggregate Rows<text:tab/>70</text:p>
          <text:p text:style-name="P9">8.4.16. Get System Info<text:tab/>71</text:p>
          <text:p text:style-name="P9">8.4.17. Generate Rows<text:tab/>73</text:p>
          <text:p text:style-name="P9">8.4.18. Java Script Value<text:tab/>74</text:p>
          <text:p text:style-name="P9">8.4.19. Call DB Procedure<text:tab/>84</text:p>
          <text:p text:style-name="P9">8.4.20. Insert / Update<text:tab/>85</text:p>
          <text:p text:style-name="P9">8.4.21. Update<text:tab/>86</text:p>
          <text:p text:style-name="P9">8.4.22. Row Normaliser<text:tab/>87</text:p>
          <text:p text:style-name="P9">8.4.23. Denormaliser<text:tab/>90</text:p>
          <text:p text:style-name="P9">8.4.24. Flattener<text:tab/>91</text:p>
          <text:p text:style-name="P9">8.4.25. Split Fields<text:tab/>93</text:p>
          <text:p text:style-name="P9">8.4.26. Unique rows<text:tab/>95</text:p>
          <text:p text:style-name="P9">8.4.27. Group By<text:tab/>96</text:p>
          <text:p text:style-name="P9">8.4.28. Copy rows to result<text:tab/>97</text:p>
          <text:p text:style-name="P9">8.4.29. Get rows from result<text:tab/>97</text:p>
          <text:p text:style-name="P9">8.4.30. XBase input<text:tab/>98</text:p>
          <text:p text:style-name="P9">8.4.31. Excel input<text:tab/>99</text:p>
          <text:p text:style-name="P9">8.4.32. Database Join<text:tab/>101</text:p>
          <text:p text:style-name="P9">8.4.33. Cube output<text:tab/>102</text:p>
          <text:p text:style-name="P9">8.4.34. Cube input<text:tab/>102</text:p>
          <text:p text:style-name="P9">8.4.35. Calculator<text:tab/>103</text:p>
          <text:p text:style-name="P9">8.4.36. Merge rows<text:tab/>105</text:p>
          <text:p text:style-name="P9">8.4.37. Add constants<text:tab/>106</text:p>
          <text:p text:style-name="P9">8.4.38. Execute SQL script<text:tab/>107</text:p>
          <text:p text:style-name="P9">8.4.39. Mapping<text:tab/>109</text:p>
          <text:p text:style-name="P9">8.4.40. XML Input<text:tab/>112</text:p>
          <text:p text:style-name="P9">8.4.41. XML Output<text:tab/>115</text:p>
          <text:p text:style-name="P9">8.4.42. Delete<text:tab/>117</text:p>
          <text:p text:style-name="P9">8.4.43. Value Mapper<text:tab/>118</text:p>
          <text:p text:style-name="P9">8.4.44. Set Variable<text:tab/>119</text:p>
          <text:p text:style-name="P9">8.4.45. Get Variable<text:tab/>121</text:p>
          <text:p text:style-name="P9">8.4.46. Get Filename<text:tab/>122</text:p>
          <text:p text:style-name="P9">8.4.47. Get files from result<text:tab/>123</text:p>
          <text:p text:style-name="P9">8.4.48. Set files in result<text:tab/>124</text:p>
          <text:p text:style-name="P9">8.4.49. Blocking step<text:tab/>125</text:p>
          <text:p text:style-name="P9">8.4.50. Injector<text:tab/>126</text:p>
          <text:p text:style-name="P9">8.4.51. Null If<text:tab/>127</text:p>
          <text:p text:style-name="P7">9. Graphical View<text:tab/>128</text:p>
          <text:p text:style-name="P8">9.1. Description<text:tab/>128</text:p>
          <text:p text:style-name="P8">9.2. Adding steps<text:tab/>128</text:p>
          <text:p text:style-name="P9">9.2.1. Create steps by drag and drop<text:tab/>128</text:p>
          <text:p text:style-name="P9">9.2.2. Create steps from the step types tree<text:tab/>129</text:p>
          <text:p text:style-name="P9">9.2.3. Create steps on the place where you like them<text:tab/>130</text:p>
          <text:p text:style-name="P8">9.3. Hiding a step<text:tab/>130</text:p>
          <text:p text:style-name="P8">9.4. Step options (popup menu)<text:tab/>130</text:p>
          <text:p text:style-name="P8">9.5. Edit step<text:tab/>130</text:p>
          <text:p text:style-name="P8">9.6. Edit description<text:tab/>130</text:p>
          <text:p text:style-name="P8">9.7. Copy data / distribute data<text:tab/>130</text:p>
          <text:p text:style-name="P8">9.8. Copies<text:tab/>130</text:p>
          <text:p text:style-name="P8">9.9. Duplicate step <text:tab/>130</text:p>
          <text:p text:style-name="P8">9.10. Delete step<text:tab/>130</text:p>
          <text:p text:style-name="P8">9.11. Show input fields<text:tab/>130</text:p>
          <text:p text:style-name="P8">9.12. Show output fields<text:tab/>131</text:p>
          <text:p text:style-name="P8">9.13. Adding hops<text:tab/>131</text:p>
          <text:p text:style-name="P7">10. Log View<text:tab/>132</text:p>
          <text:p text:style-name="P8">10.1. Description<text:tab/>132</text:p>
          <text:p text:style-name="P8">10.2. Screenshot<text:tab/>132</text:p>
          <text:p text:style-name="P8">10.3. Log Grid<text:tab/>133</text:p>
          <text:p text:style-name="P8">10.4. Buttons<text:tab/>133</text:p>
          <text:p text:style-name="P9">10.4.1. Start transformation<text:tab/>133</text:p>
          <text:p text:style-name="P9">10.4.2. Preview<text:tab/>134</text:p>
          <text:p text:style-name="P9">10.4.3. Show error lines<text:tab/>134</text:p>
          <text:p text:style-name="P9">10.4.4. Clear log<text:tab/>134</text:p>
          <text:p text:style-name="P9">10.4.5. Log Settings<text:tab/>134</text:p>
          <text:p text:style-name="P9">10.4.6. Hide inactive<text:tab/>135</text:p>
          <text:p text:style-name="P9">10.4.7. Safe mode<text:tab/>135</text:p>
          <text:p text:style-name="P7">11. Grids<text:tab/>136</text:p>
          <text:p text:style-name="P8">11.1. Description<text:tab/>136</text:p>
          <text:p text:style-name="P8">11.2. Functions<text:tab/>136</text:p>
          <text:p text:style-name="P8">11.3. Navigating<text:tab/>136</text:p>
          <text:p text:style-name="P7">12. Repository Explorer<text:tab/>137</text:p>
          <text:p text:style-name="P8">12.1. Description<text:tab/>137</text:p>
          <text:p text:style-name="P8">12.2. Screenshot<text:tab/>137</text:p>
          <text:p text:style-name="P8">12.3. Functions<text:tab/>137</text:p>
          <text:p text:style-name="P8">12.4. Backup / Recovery<text:tab/>138</text:p>
          <text:p text:style-name="P7">13. Apendix A<text:tab/>139</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58"><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3"><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4"><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59"><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0"><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1"><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2"><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63"><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64"><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65"><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66"><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67"><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68"><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69"><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0"><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71"><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72"><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74"><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75"><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76"><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77"><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78"><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79"><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0"><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81"><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85"><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86"><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4"><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87"><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88"><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89"><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0"><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1"><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2"><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293"><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94"><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99"><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69" text:outline-level="3">Text File Input </text:h>
                  <text:list>
                    <text:list-item>
                      <text:h text:style-name="P70"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00"><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295"><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298"><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296"><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0" text:outline-level="4">Icon</text:h>
                    </text:list-item>
                  </text:list>
                </text:list-item>
              </text:list>
            </text:list-item>
          </text:list>
        </text:list-item>
      </text:list>
      <text:p text:style-name="P27"><draw:frame draw:style-name="fr12" draw:name="Object4" text:anchor-type="as-char" svg:width="0.727cm" svg:height="0.727cm" draw:z-index="297"><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0" text:outline-level="4">General description</text:h>
                    </text:list-item>
                  </text:list>
                </text:list-item>
              </text:list>
            </text:list-item>
          </text:list>
        </text:list-item>
      </text:list>
      <text:p text:style-name="P27">You can use the <text:span text:style-name="T15">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0"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16">A</text:span>dd” button, you can add a file to the “selected files” list as seen below:</text:p>
      <text:p text:style-name="P29"/>
      <text:p text:style-name="P29"><draw:frame draw:style-name="fr7" draw:name="Afbeeldingen25" text:anchor-type="as-char" svg:width="9.719cm" svg:height="5.51cm" draw:z-index="250"><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7">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71"/>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1"><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02"><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8">'Not the nine o''clock news.'</text:span>. With ' the enclosure string, this gets parsed as <text:span text:style-name="T18">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8">'Not the nine o\'clock news.' </text:span><text:span text:style-name="T19">(with ' the enclosure) will get parsed as </text:span><text:span text:style-name="T18">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72">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0">NOTE</text:span>: <text:span text:style-name="T15">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73"/>
                          <text:p text:style-name="P73"/>
                        </text:list-header>
                        <text:list-item>
                          <text:h text:style-name="P74"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03"><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75">Option </text:p>
            </table:table-cell>
            <table:table-cell table:style-name="Tabel17.B1" office:value-type="string">
              <text:p text:style-name="P75">Description</text:p>
            </table:table-cell>
          </table:table-row>
        </table:table-header-rows>
        <table:table-row>
          <table:table-cell table:style-name="Tabel17.A2" office:value-type="string">
            <text:p text:style-name="P76">Ignore errors?</text:p>
          </table:table-cell>
          <table:table-cell table:style-name="Tabel17.B2" office:value-type="string">
            <text:p text:style-name="P76">Check this option if you want to ignore errors during parsing</text:p>
          </table:table-cell>
        </table:table-row>
        <table:table-row>
          <table:table-cell table:style-name="Tabel17.A2" office:value-type="string">
            <text:p text:style-name="P76">Skip error lines</text:p>
          </table:table-cell>
          <table:table-cell table:style-name="Tabel17.B2" office:value-type="string">
            <text:p text:style-name="P77">Enable this option if you want to skip those lines that contain errors.</text:p>
            <text:p text:style-name="P77">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76">Error count field name</text:p>
          </table:table-cell>
          <table:table-cell table:style-name="Tabel17.B2" office:value-type="string">
            <text:p text:style-name="P76">Add a field to the output stream rows. This field will contain the number of errors on the line.</text:p>
          </table:table-cell>
        </table:table-row>
        <table:table-row>
          <table:table-cell table:style-name="Tabel17.A2" office:value-type="string">
            <text:p text:style-name="P76">Error fields field name</text:p>
          </table:table-cell>
          <table:table-cell table:style-name="Tabel17.B2" office:value-type="string">
            <text:p text:style-name="P76">Add a field to the output stream rows. This field will contain the field names on which an error occurred.</text:p>
          </table:table-cell>
        </table:table-row>
        <table:table-row>
          <table:table-cell table:style-name="Tabel17.A2" office:value-type="string">
            <text:p text:style-name="P76">Error text field name</text:p>
          </table:table-cell>
          <table:table-cell table:style-name="Tabel17.B2" office:value-type="string">
            <text:p text:style-name="P76">Add a field to the output stream rows. This field will contain the descriptions <text:s/>of the parsing errors that have occurred.</text:p>
          </table:table-cell>
        </table:table-row>
        <table:table-row>
          <table:table-cell table:style-name="Tabel17.A2" office:value-type="string">
            <text:p text:style-name="P76">Warnings file directory</text:p>
          </table:table-cell>
          <table:table-cell table:style-name="Tabel17.B2" office:value-type="string">
            <text:p text:style-name="P76">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76">Error files directory</text:p>
          </table:table-cell>
          <table:table-cell table:style-name="Tabel17.B2" office:value-type="string">
            <text:p text:style-name="P76">When errors occur, they will be put in this directory. <text:s/>The name of that file will be &lt;errorfile_dir&gt;/filename.&lt;date_time&gt;.&lt;errorfile_extension&gt;</text:p>
          </table:table-cell>
        </table:table-row>
        <table:table-row>
          <table:table-cell table:style-name="Tabel17.A2" office:value-type="string">
            <text:p text:style-name="P76">Failing line numbers files directory</text:p>
          </table:table-cell>
          <table:table-cell table:style-name="Tabel17.B2" office:value-type="string">
            <text:p text:style-name="P76">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8"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04"><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7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4.1.5.Formats|outline">8.4.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15">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0"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81">Symbol </text:p>
          </table:table-cell>
          <table:table-cell table:style-name="Tabel2.A1" office:value-type="string">
            <text:p text:style-name="P81">Location </text:p>
          </table:table-cell>
          <table:table-cell table:style-name="Tabel2.A1" office:value-type="string">
            <text:p text:style-name="P81">Localized</text:p>
          </table:table-cell>
          <table:table-cell table:style-name="Tabel2.A1" office:value-type="string">
            <text:p text:style-name="P81">Meaning </text:p>
          </table:table-cell>
        </table:table-row>
        <table:table-row>
          <table:table-cell table:style-name="Tabel2.A2" office:value-type="string">
            <text:p text:style-name="Standard"><text:span text:style-name="T21">0</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igit, zero shows as absen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Decimal separator or monetary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Minus sign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P82">Grouping separator </text:p>
          </table:table-cell>
        </table:table-row>
        <table:table-row>
          <table:table-cell table:style-name="Tabel2.A2" office:value-type="string">
            <text:p text:style-name="Standard"><text:span text:style-name="T21">E</text:span><text:span text:style-name="T22"> </text:span></text:p>
          </table:table-cell>
          <table:table-cell table:style-name="Tabel2.A2" office:value-type="string">
            <text:p text:style-name="P82">Number </text:p>
          </table:table-cell>
          <table:table-cell table:style-name="Tabel2.A2" office:value-type="string">
            <text:p text:style-name="P82">Yes </text:p>
          </table:table-cell>
          <table:table-cell table:style-name="Tabel2.A2" office:value-type="string">
            <text:p text:style-name="Standard"><text:span text:style-name="T22">Separates mantissa and exponent in scientific notation. </text:span><text:span text:style-name="T23">Need not be quoted in prefix or suffix.</text:span><text:span text:style-name="T22"> </text:span></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Sub pattern boundary </text:p>
          </table:table-cell>
          <table:table-cell table:style-name="Tabel2.A2" office:value-type="string">
            <text:p text:style-name="P82">Yes </text:p>
          </table:table-cell>
          <table:table-cell table:style-name="Tabel2.A2" office:value-type="string">
            <text:p text:style-name="P82">Separates positive and negative sub patterns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 and show as percentage </text:p>
          </table:table-cell>
        </table:table-row>
        <table:table-row>
          <table:table-cell table:style-name="Tabel2.A2" office:value-type="string">
            <text:p text:style-name="Standard"><text:span text:style-name="T21">\u2030</text:span><text:span text:style-name="T22"> </text:span></text:p>
          </table:table-cell>
          <table:table-cell table:style-name="Tabel2.A2" office:value-type="string">
            <text:p text:style-name="P82">Prefix or suffix </text:p>
          </table:table-cell>
          <table:table-cell table:style-name="Tabel2.A2" office:value-type="string">
            <text:p text:style-name="P82">Yes </text:p>
          </table:table-cell>
          <table:table-cell table:style-name="Tabel2.A2" office:value-type="string">
            <text:p text:style-name="P82">Multiply by 1000 and show as per mille </text:p>
          </table:table-cell>
        </table:table-row>
        <table:table-row>
          <table:table-cell table:style-name="Tabel2.A2" office:value-type="string">
            <text:p text:style-name="Standard"><text:span text:style-name="T21">¤</text:span><text:span text:style-name="T22"> (</text:span><text:span text:style-name="T21">\u00A4</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P82">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82">Prefix or suffix </text:p>
          </table:table-cell>
          <table:table-cell table:style-name="Tabel2.A2" office:value-type="string">
            <text:p text:style-name="P82">No </text:p>
          </table:table-cell>
          <table:table-cell table:style-name="Tabel2.A2" office:value-type="string">
            <text:p text:style-name="Standard"><text:span text:style-name="T22">Used to quote special characters in a prefix or suffix, for example, </text:span><text:span text:style-name="T21">"'#'#"</text:span><text:span text:style-name="T22"> formats 123 to </text:span><text:span text:style-name="T21">"#123"</text:span><text:span text:style-name="T22">. To create a single quote itself, use two in a row: </text:span><text:span text:style-name="T21">"# o''clock"</text:span><text:span text:style-name="T22">. </text:span></text:p>
          </table:table-cell>
        </table:table-row>
      </table:table>
      <text:p text:style-name="P82"/>
      <text:p text:style-name="P82">Scientific Notation</text:p>
      <text:p text:style-name="P82"/>
      <text:p text:style-name="Standard"><text:span text:style-name="T22">In a pattern, the exponent character immediately followed by one or more digit characters indicates scientific notation. Example: </text:span><text:span text:style-name="T21">"0.###E0"</text:span><text:span text:style-name="T22"> formats the number 1234 as </text:span><text:span text:style-name="T21">"1.234E3"</text:span><text:span text:style-name="T22">.</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81">Letter </text:p>
          </table:table-cell>
          <table:table-cell table:style-name="Tabel3.A1" office:value-type="string">
            <text:p text:style-name="P81">Date or Time Component </text:p>
          </table:table-cell>
          <table:table-cell table:style-name="Tabel3.A1" office:value-type="string">
            <text:p text:style-name="P81">Presentation </text:p>
          </table:table-cell>
          <table:table-cell table:style-name="Tabel3.A1" office:value-type="string">
            <text:p text:style-name="P81">Examples </text:p>
          </table:table-cell>
        </table:table-row>
        <table:table-row>
          <table:table-cell table:style-name="Tabel3.A1" office:value-type="string">
            <text:p text:style-name="Standard"><text:span text:style-name="T21">G</text:span><text:span text:style-name="T22"> </text:span></text:p>
          </table:table-cell>
          <table:table-cell table:style-name="Tabel3.A1" office:value-type="string">
            <text:p text:style-name="P82">Era designato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AD</text:span><text:span text:style-name="T22"> </text:span></text:p>
          </table:table-cell>
        </table:table-row>
        <table:table-row>
          <table:table-cell table:style-name="Tabel3.A1" office:value-type="string">
            <text:p text:style-name="Standard"><text:span text:style-name="T21">y</text:span><text:span text:style-name="T22"> </text:span></text:p>
          </table:table-cell>
          <table:table-cell table:style-name="Tabel3.A1" office:value-type="string">
            <text:p text:style-name="P82">Year </text:p>
          </table:table-cell>
          <table:table-cell table:style-name="Tabel3.A1" office:value-type="string">
            <text:p text:style-name="Standard"><text:a xlink:type="simple" xlink:href="/C:/j2sdk1.4.1_01/docs/api/java/text/#year"><text:span text:style-name="T24">Year</text:span></text:a><text:span text:style-name="T22"> </text:span></text:p>
          </table:table-cell>
          <table:table-cell table:style-name="Tabel3.A1" office:value-type="string">
            <text:p text:style-name="Standard"><text:span text:style-name="T21">1996</text:span><text:span text:style-name="T22">; </text:span><text:span text:style-name="T21">96</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onth in year </text:p>
          </table:table-cell>
          <table:table-cell table:style-name="Tabel3.A1" office:value-type="string">
            <text:p text:style-name="Standard"><text:a xlink:type="simple" xlink:href="/C:/j2sdk1.4.1_01/docs/api/java/text/#month"><text:span text:style-name="T24">Month</text:span></text:a><text:span text:style-name="T22"> </text:span></text:p>
          </table:table-cell>
          <table:table-cell table:style-name="Tabel3.A1" office:value-type="string">
            <text:p text:style-name="Standard"><text:span text:style-name="T21">July</text:span><text:span text:style-name="T22">; </text:span><text:span text:style-name="T21">Jul</text:span><text:span text:style-name="T22">; </text:span><text:span text:style-name="T21">0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82">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89</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82">Day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0</text:span><text:span text:style-name="T22"> </text:span></text:p>
          </table:table-cell>
        </table:table-row>
        <table:table-row>
          <table:table-cell table:style-name="Tabel3.A1" office:value-type="string">
            <text:p text:style-name="Standard"><text:span text:style-name="T21">F</text:span><text:span text:style-name="T22"> </text:span></text:p>
          </table:table-cell>
          <table:table-cell table:style-name="Tabel3.A1" office:value-type="string">
            <text:p text:style-name="P82">Day of 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E</text:span><text:span text:style-name="T22"> </text:span></text:p>
          </table:table-cell>
          <table:table-cell table:style-name="Tabel3.A1" office:value-type="string">
            <text:p text:style-name="P82">Day in week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Tuesday</text:span><text:span text:style-name="T22">; </text:span><text:span text:style-name="T21">Tue</text:span><text:span text:style-name="T22"> </text:span></text:p>
          </table:table-cell>
        </table:table-row>
        <table:table-row>
          <table:table-cell table:style-name="Tabel3.A1" office:value-type="string">
            <text:p text:style-name="Standard"><text:span text:style-name="T21">a</text:span><text:span text:style-name="T22"> </text:span></text:p>
          </table:table-cell>
          <table:table-cell table:style-name="Tabel3.A1" office:value-type="string">
            <text:p text:style-name="P82">Am/pm marke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PM</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day (0-23)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day (1-24)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4</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82">Hour in am/pm (0-11)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82">Hour in am/pm (1-12)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2</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82">Minute in hou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30</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Second in minute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55</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82">Millisecond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978</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timezone"><text:span text:style-name="T24">General time zone</text:span></text:a><text:span text:style-name="T22"> </text:span></text:p>
          </table:table-cell>
          <table:table-cell table:style-name="Tabel3.A1" office:value-type="string">
            <text:p text:style-name="Standard"><text:span text:style-name="T21">Pacific Standard Time</text:span><text:span text:style-name="T22">; </text:span><text:span text:style-name="T21">PST</text:span><text:span text:style-name="T22">; </text:span><text:span text:style-name="T21">GMT-08:00</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82">Time zone </text:p>
          </table:table-cell>
          <table:table-cell table:style-name="Tabel3.A1" office:value-type="string">
            <text:p text:style-name="Standard"><text:a xlink:type="simple" xlink:href="/C:/j2sdk1.4.1_01/docs/api/java/text/#rfc822timezone"><text:span text:style-name="T24">RFC 822 time zone</text:span></text:a><text:span text:style-name="T22"> </text:span></text:p>
          </table:table-cell>
          <table:table-cell table:style-name="Tabel3.A1" office:value-type="string">
            <text:p text:style-name="Standard"><text:span text:style-name="T21">-0800</text:span><text:span text:style-name="T22">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83"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07"><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08"><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09"><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10"><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15">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0">NOTE</text:span>: <text:span text:style-name="T15">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See <text:a xlink:type="simple" xlink:href="#7.4.1.5.Formats|outline">7.4.1.5. Formats</text:a>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83"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1"><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2"><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84"/>
        </text:list-header>
      </text:list>
      <text:p text:style-name="P85">Consider for example the following SQL statement:</text:p>
      <text:p text:style-name="P34"/>
      <text:p text:style-name="ProgrammaCode"/>
      <text:p text:style-name="ProgrammaCode">SELECT * FROM customers WHERE changed_date BETWEEN ? AND ?</text:p>
      <text:p text:style-name="ProgrammaCode"/>
      <text:p text:style-name="P86"/>
      <text:p text:style-name="Standard"><text:tab/>This statement needs 2 dates that are read on the "Insert data from" step. <text:s/></text:p>
      <text:p text:style-name="Standard"/>
      <text:p text:style-name="P87"><text:span text:style-name="T1">NOTE</text:span>: <text:span text:style-name="T3">The dates can be provided using the "Get System Info" step type.</text:span></text:p>
      <text:p text:style-name="P88">For example if you want to read all customers that have had their data changed yesterday, you might do it like this:</text:p>
      <text:p text:style-name="P89"/>
      <text:p text:style-name="P89"><draw:frame draw:style-name="fr8" draw:name="Graphic22" text:anchor-type="as-char" svg:width="6.907cm" style:rel-width="40%" svg:height="5.068cm" style:rel-height="21%" draw:z-index="313"><draw:image xlink:href="Pictures/200000070000177C000010DFCA3AA87C.svm" xlink:type="simple" xlink:show="embed" xlink:actuate="onLoad"/></draw:frame></text:p>
      <text:p text:style-name="P89"/>
      <text:p text:style-name="P89">The “read customer data” step looks like this:</text:p>
      <text:p text:style-name="P89"/>
      <text:p text:style-name="P89"><draw:frame draw:style-name="fr10" draw:name="Afbeelding25" text:anchor-type="as-char" svg:width="12.233cm" svg:height="6.622cm" draw:z-index="3"><draw:image xlink:href="Pictures/100000000000028E00000162E4E4F9D4.png" xlink:type="simple" xlink:show="embed" xlink:actuate="onLoad"/></draw:frame></text:p>
      <text:p text:style-name="P89"/>
      <text:p text:style-name="P89"/>
      <text:p text:style-name="P89"/>
      <text:p text:style-name="P89">And the “get date range for yesterday” looks like this:</text:p>
      <text:p text:style-name="P89"/>
      <text:p text:style-name="P89"><draw:frame draw:style-name="fr10" draw:name="Afbeelding26" text:anchor-type="as-char" svg:width="8.886cm" svg:height="6.055cm" draw:z-index="4"><draw:image xlink:href="Pictures/1000000000000150000000E55F4CDAE9.png" xlink:type="simple" xlink:show="embed" xlink:actuate="onLoad"/></draw:frame></text:p>
      <text:p text:style-name="P89"/>
      <text:p text:style-name="P87"><text:span text:style-name="T3">See also: Get System Data step </text:span><text:a xlink:type="simple" xlink:href="#7.4.16.Get System Info|outline"><text:span text:style-name="T25">7.4.16. Get System Info</text:span></text:a><text:span text:style-name="T3">.</text:span></text:p>
      <text:p text:style-name="P8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26">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14"><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16"><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0">NOTE</text:span>: <text:span text:style-name="T15">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15">before</text:span><text:span text:style-name="T27">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0">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18"><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19"><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20"><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21"><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91">Select fields </text:p>
        </text:list-item>
        <text:list-item>
          <text:p text:style-name="P91">Rename fields </text:p>
        </text:list-item>
        <text:list-item>
          <text:p text:style-name="P91">Specify the length and/or precision of the fields</text:p>
        </text:list-item>
      </text:list>
      <text:p text:style-name="P40"/>
      <text:p text:style-name="P40">These are the functions of the 3 different tabs:</text:p>
      <text:list text:style-name="L4">
        <text:list-item>
          <text:p text:style-name="P92">Select &amp; Alter: <text:s/>Specify the exact order and name in which the fields have to be placed in the output rows.</text:p>
        </text:list-item>
        <text:list-item>
          <text:p text:style-name="P92">Remove: Specify the fields that have to be removed from the output rows.</text:p>
        </text:list-item>
        <text:list-item>
          <text:p text:style-name="P92">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 of the table</text:span>:</text:p>
          <text:list>
            <text:list-item>
              <text:p text:style-name="P84">Fieldname: The fieldname to select or change</text:p>
            </text:list-item>
            <text:list-item>
              <text:p text:style-name="P84">Rename to: leave blank if you don't want to rename</text:p>
            </text:list-item>
            <text:list-item>
              <text:p text:style-name="P84">Length: enter number to specify the length. (-1: no length specified)</text:p>
            </text:list-item>
            <text:list-item>
              <text:p text:style-name="P84">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83"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24"><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5"><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6"><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27"><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end “true” data to step</text:span>: The rows for which the condition specified evaluates to true are send to this step.</text:p>
        </text:list-item>
        <text:list-item>
          <text:p text:style-name="P84"><text:span text:style-name="T1">Send “false” data to step</text:span>: The rows for which the condition specified evaluates to false are send to this step.</text:p>
          <text:p text:style-name="P84"/>
        </text:list-item>
      </text:list>
      <text:list text:style-name="Numbering_20_1" text:continue-numbering="true">
        <text:list-item>
          <text:list text:continue-numbering="true">
            <text:list-item>
              <text:list text:continue-numbering="true">
                <text:list-item>
                  <text:h text:style-name="P83"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0"><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The database connection used to write data to.</text:p>
        </text:list-item>
        <text:list-item>
          <text:p text:style-name="P84"><text:span text:style-name="T1">Lookup table</text:span>: The name of the table where we do the lookup.</text:p>
        </text:list-item>
        <text:list-item>
          <text:p text:style-name="P84"><text:span text:style-name="T1">Enable cache</text:span>: This option caches database lookups. <text:s/>This means that we expect the database to return the same value all the time for a certain lookup value.</text:p>
          <text:p text:style-name="P84"/>
        </text:list-item>
      </text:list>
      <text:p text:style-name="P93"><text:span text:style-name="T20">IMPORTANT: </text:span><text:span text:style-name="T15">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28">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32"><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33"><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0">NOTE:</text:span> <text:span text:style-name="T1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rt directory</text:span>: This is the directory in which the temporary files are stored in case it is. needed. <text:s/>The default is the standard temporary directory for the system.</text:p>
        </text:list-item>
        <text:list-item>
          <text:p text:style-name="P94">Sort size: <text:span text:style-name="T17">The more rows you can store in memory, the faster the sort gets. <text:s/>This is because less temporary files need to be used and less I/O is generated.</text:span></text:p>
        </text:list-item>
        <text:list-item>
          <text:p text:style-name="P84"><text:span text:style-name="T1">The TMP-file prefix</text:span>: Choose a recognizable prefix in order to recognize the files when they show up in the temp directory.</text:p>
        </text:list-item>
        <text:list-item>
          <text:p text:style-name="P84">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95">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83"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28"><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38"><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31"><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34"><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Source step</text:span>: This is the step name where the lookup data is coming from</text:p>
        </text:list-item>
        <text:list-item>
          <text:p text:style-name="P84">The key(s) to lookup value(s): Allows you to specify the names of the fields that are used to lookup values. <text:s/>Values are always searched using the “equal” comparison.</text:p>
        </text:list-item>
        <text:list-item>
          <text:p text:style-name="P84"><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95"><text:span text:style-name="T1">“Get Fields”</text:span>: This will automatically fill in the names of all the available fields on the source side (A). <text:s/>You can then delete all the fields you don’t want to use for lookup.</text:p>
        </text:list-item>
        <text:list-item>
          <text:p text:style-name="P95"><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83"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43"><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7"><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0">NOTE: </text:span><text:span text:style-name="T15">Kettle</text:span><text:span text:style-name="T27"> </text:span><text:span text:style-name="T15">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Name of value</text:span>: Name of the new sequence value that is added to the stream.</text:p>
        </text:list-item>
        <text:list-item>
          <text:p text:style-name="P84"><text:span text:style-name="T1">Use DB to get sequence</text:span>: Enable this option if you want the sequence to be driven by a database sequence.</text:p>
          <text:list>
            <text:list-item>
              <text:p text:style-name="P84"><text:span text:style-name="T1">Connection name</text:span>: choose the name of the connection on which the database sequence resides.</text:p>
            </text:list-item>
            <text:list-item>
              <text:p text:style-name="P84"><text:span text:style-name="T1">Sequence name</text:span>: allows you to enter the name of the database sequence.</text:p>
            </text:list-item>
          </text:list>
        </text:list-item>
        <text:list-item>
          <text:p text:style-name="P84"><text:span text:style-name="T1">Use counter to calculate sequence</text:span>: Enable this option if you want the sequence to be generated by Kettle.</text:p>
          <text:list>
            <text:list-item>
              <text:p text:style-name="P84">Start at: give the start value of the sequence.</text:p>
            </text:list-item>
            <text:list-item>
              <text:p text:style-name="P84">Increment by : give the increment of the sequence.</text:p>
            </text:list-item>
            <text:list-item>
              <text:p text:style-name="P84">Maximum value: this is the maximum value after which the sequence will start back at the start value (Start At).</text:p>
            </text:list-item>
          </text:list>
        </text:list-item>
      </text:list>
      <text:p text:style-name="Standard"/>
      <text:p text:style-name="Standard"/>
      <text:p text:style-name="P37"/>
      <text:p text:style-name="P86">Examples: </text:p>
      <text:p text:style-name="P86"/>
      <text:p text:style-name="ProgrammaCode"/>
      <text:p text:style-name="ProgrammaCode">Start at = 1, increment by = 1, maximum value = 3</text:p>
      <text:p text:style-name="ProgrammaCode"><text:tab/><text:tab/><text:span text:style-name="T29"></text:span> This will produce: 1, 2, 3, 1, 2, 3, 1, 2, 3, …</text:p>
      <text:p text:style-name="ProgrammaCode"/>
      <text:p text:style-name="ProgrammaCode">Start at = 0, increment by = -1, maximum value = -5</text:p>
      <text:p text:style-name="ProgrammaCode"><text:tab/><text:tab/><text:span text:style-name="T29"></text:span> This will produce: 0, -1, -2, -3, -4, -5, 0, -1, -2, …</text:p>
      <text:p text:style-name="ProgrammaCode"/>
      <text:p text:style-name="P86"/>
      <text:p text:style-name="P96"/>
      <text:p text:style-name="Standard"/>
      <text:p text:style-name="Standard"/>
      <text:list text:style-name="Numbering_20_1" text:continue-numbering="true">
        <text:list-item>
          <text:list text:continue-numbering="true">
            <text:list-item>
              <text:list text:continue-numbering="true">
                <text:list-item>
                  <text:h text:style-name="P83"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8"><draw:image xlink:href="Pictures/10000000000002C60000028A5D449CE5.png" xlink:type="simple" xlink:show="embed" xlink:actuate="onLoad"/></draw:frame></text:p>
      <text:p text:style-name="P9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9"><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98"><text:span text:style-name="T1">Technical key</text:span>: This is the primary key of the dimension.</text:p>
        </text:list-item>
        <text:list-item>
          <text:p text:style-name="P98"><text:span text:style-name="T1">Version field</text:span>: Shows the version of the dimension entry (a revision number).</text:p>
        </text:list-item>
        <text:list-item>
          <text:p text:style-name="P98"><text:span text:style-name="T1">Start of date range</text:span>: This is the fieldname containing the validity starting date.</text:p>
        </text:list-item>
        <text:list-item>
          <text:p text:style-name="P98"><text:span text:style-name="T1">End of date range</text:span>: this is the fieldname containing the validity ending date.</text:p>
        </text:list-item>
        <text:list-item>
          <text:p text:style-name="P98"><text:span text:style-name="T1">Keys</text:span>: These are the keys used in your source systems. <text:s/>For example: customer numbers, product id, etc.</text:p>
        </text:list-item>
        <text:list-item>
          <text:p text:style-name="P98"><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0">NOTE:</text:span> <text:span text:style-name="T15">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84"><text:span text:style-name="T1">Technical Key field</text:span>: This indicates the primary key of the dimension. <text:s/>It is also referred to as Surrogate Key.</text:p>
        </text:list-item>
        <text:list-item>
          <text:p text:style-name="P84"><text:span text:style-name="T1">Technical key, new name</text:span>: Rename the technical key after a lookup, for example, if you need to lookup different types of products like ORIGINAL_PRODUCT_TK, REPLACEMENT_PRODUCT_TK, ...</text:p>
        </text:list-item>
        <text:list-item>
          <text:p text:style-name="P84"><text:span text:style-name="T1">Creation of technical key</text:span>: How is the technical key generated, options which are not available for your connection will be gra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span text:style-name="T15">.</text:span></text:p>
        </text:list-item>
      </text:list>
      <text:list text:style-name="WW8Num1">
        <text:list-item text:start-value="1">
          <text:p text:style-name="P84"><text:span text:style-name="T1">Version field</text:span>: specifies the name of the field to store the version (revision number) in.</text:p>
        </text:list-item>
        <text:list-item>
          <text:p text:style-name="P84"><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84"><text:span text:style-name="T1">Date range start and end fields</text:span>: Specify the names of the dimension entries validity range.</text:p>
        </text:list-item>
        <text:list-item>
          <text:p text:style-name="P84"><text:span text:style-name="T1">Keys</text:span>: Specify the names of the keys in the stream and in the dimension table. <text:s/>This will enable the step to do the lookup.</text:p>
        </text:list-item>
        <text:list-item>
          <text:p text:style-name="P84"><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0"><text:span text:style-name="T1">Get fields</text:span>: fills in all the available fields on the input stream, except for the keys you specified.</text:p>
        </text:list-item>
        <text:list-item>
          <text:p text:style-name="P100"><draw:g text:anchor-type="paragraph" draw:z-index="1" draw:style-name="gr2"><draw:rect draw:style-name="gr3" draw:text-style-name="P101" svg:width="17.463cm" svg:height="7.303cm" svg:x="-0.635cm" svg:y="0.679cm"><text:p/></draw:rect><draw:frame draw:style-name="gr4" draw:text-style-name="P102" svg:width="6.351cm" svg:height="4.128cm" svg:x="1.905cm" svg:y="1.314cm"><draw:text-box><text:p text:style-name="P102"><text:span text:style-name="T30">Version 1: -</text:span><text:span text:style-name="T31"></text:span><text:span text:style-name="T32"> </text:span><text:span text:style-name="T33"></text:span><text:span text:style-name="T32"> 14/02/1999</text:span></text:p><text:p text:style-name="P102"><text:span text:style-name="T34"/></text:p></draw:text-box></draw:frame><draw:frame draw:style-name="gr4" draw:text-style-name="P102" svg:width="6.351cm" svg:height="4.128cm" svg:x="1.27cm" svg:y="1.949cm"><draw:text-box><text:p text:style-name="P102"><text:span text:style-name="T30">Version 2: </text:span><text:span text:style-name="T32">14/02/1999 </text:span><text:span text:style-name="T33"></text:span><text:span text:style-name="T32"> 20/03/2001</text:span></text:p><text:p text:style-name="P102"><text:span text:style-name="T35"/></text:p></draw:text-box></draw:frame><draw:frame draw:style-name="gr4" draw:text-style-name="P102" svg:width="6.351cm" svg:height="4.128cm" svg:x="0.635cm" svg:y="2.584cm"><draw:text-box><text:p text:style-name="P102"><text:span text:style-name="T30">Version 3: </text:span><text:span text:style-name="T32">20/03/2001 </text:span><text:span text:style-name="T33"></text:span><text:span text:style-name="T32"> 05/12/2003</text:span></text:p><text:p text:style-name="P102"><text:span text:style-name="T30"/></text:p></draw:text-box></draw:frame><draw:frame draw:style-name="gr4" draw:text-style-name="P102" svg:width="6.351cm" svg:height="4.128cm" svg:x="0cm" svg:y="3.219cm"><draw:text-box><text:p text:style-name="P102"><text:span text:style-name="T30">Version 4: </text:span><text:span text:style-name="T32">05/12/2003 </text:span><text:span text:style-name="T33"></text:span><text:span text:style-name="T32"> +</text:span><text:span text:style-name="T31"></text:span></text:p><text:p text:style-name="P102"><text:span text:style-name="T32">Key: customer number</text:span></text:p><text:p text:style-name="P102"><text:span text:style-name="T32">Fields: name, address, …</text:span></text:p></draw:text-box></draw:frame><draw:frame draw:style-name="gr5" draw:text-style-name="P102" svg:width="8.256cm" svg:height="5.398cm" svg:x="8.573cm" svg:y="1.314cm"><draw:text-box><text:p text:style-name="P102"><text:span text:style-name="T35">Each dimension entry can be represented by a stack of papers containing the information valid during a certain period of time.</text:span></text:p><text:p text:style-name="P102"><text:span text:style-name="T36">Insert</text:span><text:span text:style-name="T35"> then means that we add a new piece of paper containing the new information. (Type II)</text:span></text:p><text:p text:style-name="P102"><text:span text:style-name="T36">Punch through </text:span><text:span text:style-name="T35">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ext:span text:style-name="T20">For the Stream date field</text:span><text:span text:style-name="T17">:</text:span><text:span text:style-name="T20"> </text:span><text:span text:style-name="T26">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04"><text:span text:style-name="T1">For the “Date range start and end fields”</text:span><text:span text:style-name="T17">: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50"><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44"><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05">This step allows you to store information in a junk-dimension table, and can possibly also be used to maintain Kimball pure Type 1 dimensions.</text:p>
      <text:p text:style-name="P105"/>
      <text:p text:style-name="P105">In short what it will do is:</text:p>
      <text:p text:style-name="P105"/>
      <text:list text:style-name="L5">
        <text:list-item>
          <text:p text:style-name="P106">Lookup combination of business key field<text:span text:style-name="T3">1</text:span>... field<text:span text:style-name="T3">n</text:span> from the input stream in a dimension table;</text:p>
        </text:list-item>
        <text:list-item>
          <text:p text:style-name="P106">If this combination of business key fields exists, return its technical key (surrogate id);</text:p>
        </text:list-item>
        <text:list-item>
          <text:p text:style-name="P106">If this combination of business key doesn't exist yet, insert a row with the new key fields and return its (new) technical key;</text:p>
        </text:list-item>
        <text:list-item>
          <text:p text:style-name="P106">Put all input fields on the output stream including the returned technical key, but remove all business key fields if “remove lookup fields” is true.</text:p>
        </text:list-item>
      </text:list>
      <text:p text:style-name="P107"/>
      <text:p text:style-name="P108">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08">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dimension table resides.</text:p>
        </text:list-item>
        <text:list-item>
          <text:p text:style-name="P84"><text:span text:style-name="T1">Target table</text:span>: Name of the dimension table.</text:p>
        </text:list-item>
        <text:list-item>
          <text:p text:style-name="P84"><text:span text:style-name="T1">Commit size</text:span>: Setting this to 10 will generate a commit every 10 inserts or updates.</text:p>
        </text:list-item>
        <text:list-item>
          <text:p text:style-name="P84"><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84"><text:span text:style-name="T1">Key fields</text:span><text:span text:style-name="T17">:</text:span> Specify all the fields you want to store in the dimension.</text:p>
        </text:list-item>
        <text:list-item>
          <text:p text:style-name="P84"><text:span text:style-name="T1">Technical Key field</text:span>: This indicates the primary key of the dimension. <text:s/>It is also referred to as Surrogate Key.</text:p>
        </text:list-item>
        <text:list-item>
          <text:p text:style-name="P84"><text:span text:style-name="T1">Creation of technical key</text:span>: How is the technical key generated, options which are not available for your connection will be greyed out:</text:p>
        </text:list-item>
        <text:list-item>
          <text:p text:style-name="P99">Use table maximum + 1: A new technical key will be created from the maximum key in the table. Note that the new maximum is always cached, so that the maximum does not need to be calculated for each new row.</text:p>
        </text:list-item>
        <text:list-item>
          <text:p text:style-name="P99">Use sequence: Specify the sequence name if you want to use a database sequence on the table connection to generate the technical key (typical for Oracle e.g.).</text:p>
        </text:list-item>
        <text:list-item>
          <text:p text:style-name="P99">Use auto increment field: Use an auto increment field in the database table to generate the technical key (typical for DB2 e.g.).</text:p>
        </text:list-item>
        <text:list-item>
          <text:p text:style-name="P84"><text:span text:style-name="T1">Remove lookup fields</text:span>: Enable this option if you want to remove all the lookup fields from the input stream in the output. <text:s/>The only extra field added is then the technical key.</text:p>
          <text:p text:style-name="P94"/>
          <text:p text:style-name="P94"/>
        </text:list-item>
        <text:list-item>
          <text:p text:style-name="P84"><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03"><text:span text:style-name="T1">Get fields</text:span>: Fills in all the available fields on the input stream, except for the keys you specified.</text:p>
        </text:list-item>
        <text:list-item>
          <text:p text:style-name="P103"><text:span text:style-name="T1">SQL</text:span>: <text:s/>Generates the SQL to build the dimension and allows you to execute this SQL.</text:p>
        </text:list-item>
      </text:list>
      <text:p text:style-name="P109"/>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03">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03">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83"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45"><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46"><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1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06"><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83"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1"><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42"><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9"></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0"><text:span text:style-name="T1">Step name</text:span>: Name of the step. <text:s/>This name has to be unique in a single transformation.</text:p>
        </text:list-item>
        <text:list-item>
          <text:p text:style-name="P110"><text:span text:style-name="T1">Temp directory</text:span>: Specify the name of the directory where the system stores temporary files in case you want to combine more then the cached number of rows.</text:p>
        </text:list-item>
        <text:list-item>
          <text:p text:style-name="P110"><text:span text:style-name="T1">Temporary file prefix</text:span>: This is the prefix of the temporary files that will be generated.</text:p>
        </text:list-item>
        <text:list-item>
          <text:p text:style-name="P110"><text:span text:style-name="T1">Max. cache size</text:span>: The number of rows to cache before the systems reads data from temporary files. <text:s/>This is needed in case you want to combine large row sets that don’t fit into memory.</text:p>
        </text:list-item>
        <text:list-item>
          <text:p text:style-name="P110"><text:span text:style-name="T1">Main step to read from</text:span>: Specifies the step to read the most data from. <text:s/>This step is not cached or spooled to disk, the others are.</text:p>
        </text:list-item>
        <text:list-item>
          <text:p text:style-name="P110"><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35"><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37"><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37">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83"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273"><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36"><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75">Option</text:p>
            </table:table-cell>
            <table:table-cell table:style-name="SystemDataTable.B1" office:value-type="string">
              <text:p text:style-name="P75">Description</text:p>
            </table:table-cell>
          </table:table-row>
        </table:table-header-rows>
        <table:table-row>
          <table:table-cell table:style-name="SystemDataTable.A2" office:value-type="string">
            <text:p text:style-name="P111">system date (variable)</text:p>
          </table:table-cell>
          <table:table-cell table:style-name="SystemDataTable.B2" office:value-type="string">
            <text:p text:style-name="P112">System time, changes every time you ask a date.</text:p>
          </table:table-cell>
        </table:table-row>
        <table:table-row>
          <table:table-cell table:style-name="SystemDataTable.A2" office:value-type="string">
            <text:p text:style-name="P111">system date (fixed)</text:p>
          </table:table-cell>
          <table:table-cell table:style-name="SystemDataTable.B2" office:value-type="string">
            <text:p text:style-name="P112">System time, determined at the start of the transformation.</text:p>
          </table:table-cell>
        </table:table-row>
        <table:table-row>
          <table:table-cell table:style-name="SystemDataTable.A2" office:value-type="string">
            <text:p text:style-name="P113">start date range</text:p>
          </table:table-cell>
          <table:table-cell table:style-name="SystemDataTable.B2" office:value-type="string">
            <text:p text:style-name="P40"><text:span text:style-name="T38">Start of date range, based upon information in ETL log table. <text:s/>See, also </text:span><text:a xlink:type="simple" xlink:href="#6.Transformation settings|outline"><text:span text:style-name="T39">6. Transformation settings</text:span></text:a></text:p>
          </table:table-cell>
        </table:table-row>
        <table:table-row>
          <table:table-cell table:style-name="SystemDataTable.A2" office:value-type="string">
            <text:p text:style-name="P111">end date range</text:p>
          </table:table-cell>
          <table:table-cell table:style-name="SystemDataTable.B2" office:value-type="string">
            <text:p text:style-name="P112">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11">Yesterday 00:00:00</text:p>
          </table:table-cell>
          <table:table-cell table:style-name="SystemDataTable.B2" office:value-type="string">
            <text:p text:style-name="P112">Start of yesterday.</text:p>
          </table:table-cell>
        </table:table-row>
        <table:table-row>
          <table:table-cell table:style-name="SystemDataTable.A2" office:value-type="string">
            <text:p text:style-name="P111">Yesterday 23:59:59</text:p>
          </table:table-cell>
          <table:table-cell table:style-name="SystemDataTable.B2" office:value-type="string">
            <text:p text:style-name="P112">End of yesterday.</text:p>
          </table:table-cell>
        </table:table-row>
        <table:table-row>
          <table:table-cell table:style-name="SystemDataTable.A2" office:value-type="string">
            <text:p text:style-name="P111">Today 00:00:00</text:p>
          </table:table-cell>
          <table:table-cell table:style-name="SystemDataTable.B2" office:value-type="string">
            <text:p text:style-name="P112">Start of today.</text:p>
          </table:table-cell>
        </table:table-row>
        <table:table-row>
          <table:table-cell table:style-name="SystemDataTable.A2" office:value-type="string">
            <text:p text:style-name="P111">Today 23:59:59</text:p>
          </table:table-cell>
          <table:table-cell table:style-name="SystemDataTable.B2" office:value-type="string">
            <text:p text:style-name="P112">End of today.</text:p>
          </table:table-cell>
        </table:table-row>
        <table:table-row>
          <table:table-cell table:style-name="SystemDataTable.A2" office:value-type="string">
            <text:p text:style-name="P111">Tomorrow 00:00:00</text:p>
          </table:table-cell>
          <table:table-cell table:style-name="SystemDataTable.B2" office:value-type="string">
            <text:p text:style-name="P112">Start of tomorrow.</text:p>
          </table:table-cell>
        </table:table-row>
        <table:table-row>
          <table:table-cell table:style-name="SystemDataTable.A2" office:value-type="string">
            <text:p text:style-name="P111">Tomorrow 23:59:59</text:p>
          </table:table-cell>
          <table:table-cell table:style-name="SystemDataTable.B2" office:value-type="string">
            <text:p text:style-name="P112">End of tomorrow</text:p>
          </table:table-cell>
        </table:table-row>
        <table:table-row>
          <table:table-cell table:style-name="SystemDataTable.A2" office:value-type="string">
            <text:p text:style-name="P113">First day of last month 00:00:00</text:p>
          </table:table-cell>
          <table:table-cell table:style-name="SystemDataTable.B2" office:value-type="string">
            <text:p text:style-name="P112">Start of last month.</text:p>
          </table:table-cell>
        </table:table-row>
        <table:table-row>
          <table:table-cell table:style-name="SystemDataTable.A2" office:value-type="string">
            <text:p text:style-name="P111">Last day of last month 23:59:59</text:p>
          </table:table-cell>
          <table:table-cell table:style-name="SystemDataTable.B2" office:value-type="string">
            <text:p text:style-name="P112">End of last month.</text:p>
          </table:table-cell>
        </table:table-row>
        <table:table-row>
          <table:table-cell table:style-name="SystemDataTable.A2" office:value-type="string">
            <text:p text:style-name="P111">First day of this month 00:00:00</text:p>
          </table:table-cell>
          <table:table-cell table:style-name="SystemDataTable.B2" office:value-type="string">
            <text:p text:style-name="P112">Start of this month.</text:p>
          </table:table-cell>
        </table:table-row>
        <table:table-row>
          <table:table-cell table:style-name="SystemDataTable.A2" office:value-type="string">
            <text:p text:style-name="P111">Last day of this month 23:59:59</text:p>
          </table:table-cell>
          <table:table-cell table:style-name="SystemDataTable.B2" office:value-type="string">
            <text:p text:style-name="P112">End of this month.</text:p>
          </table:table-cell>
        </table:table-row>
        <table:table-row>
          <table:table-cell table:style-name="SystemDataTable.A2" office:value-type="string">
            <text:p text:style-name="P111">First day of next month 00:00:00</text:p>
          </table:table-cell>
          <table:table-cell table:style-name="SystemDataTable.B2" office:value-type="string">
            <text:p text:style-name="P112">Start of next month.</text:p>
          </table:table-cell>
        </table:table-row>
        <table:table-row>
          <table:table-cell table:style-name="SystemDataTable.A2" office:value-type="string">
            <text:p text:style-name="P111">Last day of next month 23:59:59</text:p>
          </table:table-cell>
          <table:table-cell table:style-name="SystemDataTable.B2" office:value-type="string">
            <text:p text:style-name="P112">End of next month.</text:p>
          </table:table-cell>
        </table:table-row>
        <table:table-row>
          <table:table-cell table:style-name="SystemDataTable.A2" office:value-type="string">
            <text:p text:style-name="P111">copy of step</text:p>
          </table:table-cell>
          <table:table-cell table:style-name="SystemDataTable.B2" office:value-type="string">
            <text:p text:style-name="P114"><text:span text:style-name="T40">Copy nr of the step (see also: </text:span><text:a xlink:type="simple" xlink:href="#7.2.Launching several copies of a step|outline"><text:span text:style-name="T41">7.2. Launching several copies of a step</text:span></text:a><text:span text:style-name="T40">).</text:span></text:p>
          </table:table-cell>
        </table:table-row>
        <table:table-row>
          <table:table-cell table:style-name="SystemDataTable.A2" office:value-type="string">
            <text:p text:style-name="P111">transformation name</text:p>
          </table:table-cell>
          <table:table-cell table:style-name="SystemDataTable.B2" office:value-type="string">
            <text:p text:style-name="P112">Name of the transformation.</text:p>
          </table:table-cell>
        </table:table-row>
        <table:table-row>
          <table:table-cell table:style-name="SystemDataTable.A2" office:value-type="string">
            <text:p text:style-name="P111">transformation file name</text:p>
          </table:table-cell>
          <table:table-cell table:style-name="SystemDataTable.B2" office:value-type="string">
            <text:p text:style-name="P112">File name of the transformation (XML only).</text:p>
          </table:table-cell>
        </table:table-row>
        <table:table-row>
          <table:table-cell table:style-name="SystemDataTable.A2" office:value-type="string">
            <text:p text:style-name="P111">User that modified the transformation last</text:p>
          </table:table-cell>
          <table:table-cell table:style-name="SystemDataTable.B2" office:value-type="string">
            <text:p text:style-name="P115"/>
          </table:table-cell>
        </table:table-row>
        <table:table-row>
          <table:table-cell table:style-name="SystemDataTable.A2" office:value-type="string">
            <text:p text:style-name="P111">Date when the transformation was modified last</text:p>
          </table:table-cell>
          <table:table-cell table:style-name="SystemDataTable.B2" office:value-type="string">
            <text:p text:style-name="P112"/>
          </table:table-cell>
        </table:table-row>
        <table:table-row>
          <table:table-cell table:style-name="SystemDataTable.A2" office:value-type="string">
            <text:p text:style-name="P111">transformation batch ID</text:p>
          </table:table-cell>
          <table:table-cell table:style-name="SystemDataTable.B2" office:value-type="string">
            <text:p text:style-name="P114"><text:span text:style-name="T42">ID_BATCH value in the logging table, see </text:span><text:a xlink:type="simple" xlink:href="#6.Transformation settings|outline"><text:span text:style-name="T43">6. Transformation settings</text:span></text:a><text:span text:style-name="T42">.</text:span></text:p>
          </table:table-cell>
        </table:table-row>
        <table:table-row>
          <table:table-cell table:style-name="SystemDataTable.A2" office:value-type="string">
            <text:p text:style-name="P111">Hostname</text:p>
          </table:table-cell>
          <table:table-cell table:style-name="SystemDataTable.B2" office:value-type="string">
            <text:p text:style-name="P116">Returns the hostname of the server.</text:p>
          </table:table-cell>
        </table:table-row>
        <table:table-row>
          <table:table-cell table:style-name="SystemDataTable.A2" office:value-type="string">
            <text:p text:style-name="P111">IP address</text:p>
          </table:table-cell>
          <table:table-cell table:style-name="SystemDataTable.B2" office:value-type="string">
            <text:p text:style-name="P116">Returns the IP address of the server.</text:p>
          </table:table-cell>
        </table:table-row>
        <table:table-row>
          <table:table-cell table:style-name="SystemDataTable.A2" office:value-type="string">
            <text:p text:style-name="P111">command line argument 1</text:p>
          </table:table-cell>
          <table:table-cell table:style-name="SystemDataTable.B2" office:value-type="string">
            <text:p text:style-name="P112">Argument 1 on the command line.</text:p>
          </table:table-cell>
        </table:table-row>
        <table:table-row>
          <table:table-cell table:style-name="SystemDataTable.A2" office:value-type="string">
            <text:p text:style-name="P111">command line argument 2</text:p>
          </table:table-cell>
          <table:table-cell table:style-name="SystemDataTable.B2" office:value-type="string">
            <text:p text:style-name="P112">Argument 2 on the command line.</text:p>
          </table:table-cell>
        </table:table-row>
        <table:table-row>
          <table:table-cell table:style-name="SystemDataTable.A2" office:value-type="string">
            <text:p text:style-name="P111">command line argument 3</text:p>
          </table:table-cell>
          <table:table-cell table:style-name="SystemDataTable.B2" office:value-type="string">
            <text:p text:style-name="P112">Argument 3 on the command line.</text:p>
          </table:table-cell>
        </table:table-row>
        <table:table-row>
          <table:table-cell table:style-name="SystemDataTable.A2" office:value-type="string">
            <text:p text:style-name="P111">command line argument 4</text:p>
          </table:table-cell>
          <table:table-cell table:style-name="SystemDataTable.B2" office:value-type="string">
            <text:p text:style-name="P112">Argument 4 on the command line.</text:p>
          </table:table-cell>
        </table:table-row>
        <table:table-row>
          <table:table-cell table:style-name="SystemDataTable.A2" office:value-type="string">
            <text:p text:style-name="P111">command line argument 5</text:p>
          </table:table-cell>
          <table:table-cell table:style-name="SystemDataTable.B2" office:value-type="string">
            <text:p text:style-name="P112">Argument 5 on the command line.</text:p>
          </table:table-cell>
        </table:table-row>
        <table:table-row>
          <table:table-cell table:style-name="SystemDataTable.A2" office:value-type="string">
            <text:p text:style-name="P111">command line argument 6</text:p>
          </table:table-cell>
          <table:table-cell table:style-name="SystemDataTable.B2" office:value-type="string">
            <text:p text:style-name="P112">Argument 6 on the command line.</text:p>
          </table:table-cell>
        </table:table-row>
        <table:table-row>
          <table:table-cell table:style-name="SystemDataTable.A2" office:value-type="string">
            <text:p text:style-name="P111">command line argument 7</text:p>
          </table:table-cell>
          <table:table-cell table:style-name="SystemDataTable.B2" office:value-type="string">
            <text:p text:style-name="P112">Argument 7 on the command line.</text:p>
          </table:table-cell>
        </table:table-row>
        <table:table-row>
          <table:table-cell table:style-name="SystemDataTable.A2" office:value-type="string">
            <text:p text:style-name="P111">command line argument 8</text:p>
          </table:table-cell>
          <table:table-cell table:style-name="SystemDataTable.B2" office:value-type="string">
            <text:p text:style-name="P112">Argument 8 on the command line.</text:p>
          </table:table-cell>
        </table:table-row>
        <table:table-row>
          <table:table-cell table:style-name="SystemDataTable.A2" office:value-type="string">
            <text:p text:style-name="P111">command line argument 9</text:p>
          </table:table-cell>
          <table:table-cell table:style-name="SystemDataTable.B2" office:value-type="string">
            <text:p text:style-name="P112">Argument 9 on the command line.</text:p>
          </table:table-cell>
        </table:table-row>
        <table:table-row>
          <table:table-cell table:style-name="SystemDataTable.A2" office:value-type="string">
            <text:p text:style-name="P114"><text:span text:style-name="T44">command line argument 1</text:span><text:span text:style-name="T42">0</text:span></text:p>
          </table:table-cell>
          <table:table-cell table:style-name="SystemDataTable.B2" office:value-type="string">
            <text:p text:style-name="P112">Argument 10 on the command line.</text:p>
          </table:table-cell>
        </table:table-row>
      </table:table>
      <text:p text:style-name="P117"><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18" text:outline-level="4">Usage</text:h>
                    </text:list-item>
                  </text:list>
                </text:list-item>
              </text:list>
            </text:list-item>
          </text:list>
        </text:list-item>
      </text:list>
      <text:p text:style-name="P119">The first type of usage is to simple get information from the system:</text:p>
      <text:p text:style-name="P119"/>
      <text:p text:style-name="P119"><draw:frame draw:style-name="fr2" draw:name="Afbeeldingen29" text:anchor-type="as-char" svg:width="5.373cm" svg:height="2.05cm" draw:z-index="339"><draw:image xlink:href="Pictures/100000000000013800000077FA4137AE.png" xlink:type="simple" xlink:show="embed" xlink:actuate="onLoad"/></draw:frame></text:p>
      <text:p text:style-name="P119"/>
      <text:p text:style-name="P119">From version 2.3.0 on, this step also accepts input rows. <text:s/>The selected values will be added to the rows found in the input stream(s):</text:p>
      <text:p text:style-name="P119"><draw:frame draw:style-name="fr18" draw:name="Afbeeldingen30" text:anchor-type="as-char" svg:width="5.71cm" svg:height="2.028cm" draw:z-index="340"><draw:image xlink:href="Pictures/10000000000001CC00000077DA7F4BEC.png" xlink:type="simple" xlink:show="embed" xlink:actuate="onLoad"/></draw:frame></text:p>
      <text:p text:style-name="P119"/>
      <text:p text:style-name="P119"/>
      <text:list text:style-name="Numbering_20_1" text:continue-numbering="true">
        <text:list-item>
          <text:list text:continue-numbering="true">
            <text:list-item>
              <text:list text:continue-numbering="true">
                <text:list-item>
                  <text:h text:style-name="P83"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22"><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23"><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Limit</text:span>: The number of rows you want to output.</text:p>
        </text:list-item>
        <text:list-item>
          <text:p text:style-name="P84"><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83"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15"><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Java Script</text:span>: The script in question.</text:p>
        </text:list-item>
        <text:list-item>
          <text:p text:style-name="P84"><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84"><text:span text:style-name="T1">Insert fields</text:span>: Inserts the fields and the standard method to grab the value of the field.</text:p>
        </text:list-item>
        <text:list-item>
          <text:p text:style-name="P84"><text:span text:style-name="T1">Test script</text:span>: Tests whether or not the script compiles.</text:p>
        </text:list-item>
        <text:list-item>
          <text:p text:style-name="P84"><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0">Value Clone()</text:p>
        </text:list-item>
      </text:list>
      <text:p text:style-name="Standard"><text:tab/>Builds a copy of a value and returns a Value.</text:p>
      <text:p text:style-name="Standard"/>
      <text:list text:style-name="WW8Num20">
        <text:list-item text:start-value="1">
          <text:p text:style-name="P120">void setName(String name)</text:p>
        </text:list-item>
      </text:list>
      <text:p text:style-name="P93">Sets the name of a value.</text:p>
      <text:p text:style-name="P93"/>
      <text:list text:style-name="WW8Num20">
        <text:list-item text:start-value="1">
          <text:p text:style-name="P120">String getName()</text:p>
        </text:list-item>
      </text:list>
      <text:p text:style-name="P93">Get the name of a value.</text:p>
      <text:p text:style-name="P93"/>
      <text:list text:style-name="WW8Num20">
        <text:list-item text:start-value="1">
          <text:p text:style-name="P120">void setValue(double num)</text:p>
        </text:list-item>
      </text:list>
      <text:p text:style-name="P93">Set the value to a floating point value.</text:p>
      <text:p text:style-name="Standard"/>
      <text:p text:style-name="Standard"/>
      <text:list text:style-name="WW8Num20">
        <text:list-item text:start-value="1">
          <text:p text:style-name="P120">void setValue(String str)</text:p>
        </text:list-item>
      </text:list>
      <text:p text:style-name="P93">Set the value to a floating point value.</text:p>
      <text:p text:style-name="Standard"/>
      <text:list text:style-name="WW8Num20">
        <text:list-item text:start-value="1">
          <text:p text:style-name="P120">void setValue(Date dat)</text:p>
        </text:list-item>
      </text:list>
      <text:p text:style-name="P93">Set the value to a Date value.</text:p>
      <text:p text:style-name="Standard"/>
      <text:list text:style-name="WW8Num20">
        <text:list-item text:start-value="1">
          <text:p text:style-name="P120">void setValue(boolean bool)</text:p>
        </text:list-item>
      </text:list>
      <text:p text:style-name="P93">Set the value to a Boolean value.</text:p>
      <text:p text:style-name="Standard"/>
      <text:list text:style-name="WW8Num20">
        <text:list-item text:start-value="1">
          <text:p text:style-name="P120">void setValue(long l)</text:p>
        </text:list-item>
      </text:list>
      <text:p text:style-name="P93">Set the value to an integer value.</text:p>
      <text:p text:style-name="Standard"/>
      <text:list text:style-name="WW8Num20">
        <text:list-item text:start-value="1">
          <text:p text:style-name="P120">void setValue(Value v)</text:p>
        </text:list-item>
      </text:list>
      <text:p text:style-name="P93">Set the value to the value contained in another field.</text:p>
      <text:p text:style-name="Standard"/>
      <text:list text:style-name="WW8Num20">
        <text:list-item text:start-value="1">
          <text:p text:style-name="P120">double getNumber()</text:p>
        </text:list-item>
      </text:list>
      <text:p text:style-name="P93">Gets the value of a field as a floating point value.</text:p>
      <text:p text:style-name="P93"/>
      <text:list text:style-name="WW8Num20">
        <text:list-item text:start-value="1">
          <text:p text:style-name="P120">String getString()</text:p>
        </text:list-item>
      </text:list>
      <text:p text:style-name="P93">Gets the value of a field as a textual string representation.</text:p>
      <text:p text:style-name="P93"/>
      <text:list text:style-name="WW8Num20">
        <text:list-item text:start-value="1">
          <text:p text:style-name="P120">int getStringLength()</text:p>
        </text:list-item>
      </text:list>
      <text:p text:style-name="P93">Gets the length of the string representation.</text:p>
      <text:p text:style-name="P93"/>
      <text:list text:style-name="WW8Num20">
        <text:list-item text:start-value="1">
          <text:p text:style-name="P120">Date getDate()</text:p>
        </text:list-item>
      </text:list>
      <text:p text:style-name="P93">Gets the value of the field as a date value.</text:p>
      <text:p text:style-name="P93"/>
      <text:list text:style-name="WW8Num20">
        <text:list-item text:start-value="1">
          <text:p text:style-name="P120">boolean getBoolean()</text:p>
        </text:list-item>
      </text:list>
      <text:p text:style-name="P93">Gets the value of a field as a Boolean.</text:p>
      <text:p text:style-name="P93"><text:span text:style-name="T20">NOTE:</text:span> <text:span text:style-name="T15">String “Y” or “true” is converted to true.</text:span></text:p>
      <text:p text:style-name="P93"><text:span text:style-name="T20">NOTE: </text:span><text:span text:style-name="T15">Numeric value 0 is converted to false, everything else is true.</text:span></text:p>
      <text:p text:style-name="P93"/>
      <text:list text:style-name="WW8Num20">
        <text:list-item text:start-value="1">
          <text:p text:style-name="P120">long getInteger()</text:p>
        </text:list-item>
      </text:list>
      <text:p text:style-name="P93">Gets the value of a field as an integer.</text:p>
      <text:p text:style-name="P93"><text:span text:style-name="T20">NOTE: </text:span><text:span text:style-name="T15">Date fields are converted to the number of milliseconds since January 1st 1970 00:00:00 GMT.</text:span></text:p>
      <text:p text:style-name="P93"/>
      <text:list text:style-name="WW8Num20">
        <text:list-item text:start-value="1">
          <text:p text:style-name="P120">boolean isEmpty()</text:p>
        </text:list-item>
      </text:list>
      <text:p text:style-name="P93">If the value has no type, this function returns true.</text:p>
      <text:p text:style-name="P93"/>
      <text:list text:style-name="WW8Num20">
        <text:list-item text:start-value="1">
          <text:p text:style-name="P120">boolean isString()</text:p>
        </text:list-item>
      </text:list>
      <text:p text:style-name="P93">If the value is of type String, this function returns true.</text:p>
      <text:p text:style-name="P93"/>
      <text:list text:style-name="WW8Num20">
        <text:list-item text:start-value="1">
          <text:p text:style-name="P120">boolean isDate()</text:p>
        </text:list-item>
      </text:list>
      <text:p text:style-name="P93">If the value is of type String, this function returns true.</text:p>
      <text:p text:style-name="P93"/>
      <text:list text:style-name="WW8Num20">
        <text:list-item text:start-value="1">
          <text:p text:style-name="P120">boolean isNumber()</text:p>
        </text:list-item>
      </text:list>
      <text:p text:style-name="P93">If the value is of type Number, this function returns true.</text:p>
      <text:p text:style-name="P93"/>
      <text:list text:style-name="WW8Num20">
        <text:list-item text:start-value="1">
          <text:p text:style-name="P120">boolean isBoolean()</text:p>
        </text:list-item>
      </text:list>
      <text:p text:style-name="P93">If the value is of type Boolean, this function returns true.</text:p>
      <text:p text:style-name="P93"/>
      <text:p text:style-name="P121"/>
      <text:list text:style-name="WW8Num20">
        <text:list-item text:start-value="1">
          <text:p text:style-name="P120">boolean isInteger()</text:p>
        </text:list-item>
      </text:list>
      <text:p text:style-name="P93">If the value is of type Integer, this function returns true.</text:p>
      <text:p text:style-name="P93"/>
      <text:list text:style-name="WW8Num20">
        <text:list-item text:start-value="1">
          <text:p text:style-name="P120">boolean isNumeric()</text:p>
        </text:list-item>
      </text:list>
      <text:p text:style-name="P93">If the value is of type Number or Integer, this function returns true.</text:p>
      <text:p text:style-name="P93"/>
      <text:list text:style-name="WW8Num20">
        <text:list-item text:start-value="1">
          <text:p text:style-name="P120">String toString()</text:p>
        </text:list-item>
      </text:list>
      <text:p text:style-name="P93">Returns the textual representation of the value.</text:p>
      <text:p text:style-name="P93"/>
      <text:list text:style-name="WW8Num20">
        <text:list-item text:start-value="1">
          <text:p text:style-name="P120">String toString(boolean pad)</text:p>
        </text:list-item>
      </text:list>
      <text:p text:style-name="P93">Returns the textual representation of the value, padded to the length of the string if pad = true.</text:p>
      <text:p text:style-name="Standard"/>
      <text:list text:style-name="WW8Num20">
        <text:list-item text:start-value="1">
          <text:p text:style-name="P120">String toStringMeta()</text:p>
        </text:list-item>
      </text:list>
      <text:p text:style-name="P93">Returns the meta-data information of the value as a string.</text:p>
      <text:p text:style-name="Standard"/>
      <text:list text:style-name="WW8Num20">
        <text:list-item text:start-value="1">
          <text:p text:style-name="P120">void setLength(int l)</text:p>
        </text:list-item>
      </text:list>
      <text:p text:style-name="P93">Sets the length of the value.</text:p>
      <text:list text:style-name="WW8Num20">
        <text:list-item text:start-value="1">
          <text:p text:style-name="P120">void setLength(int l, int p)</text:p>
        </text:list-item>
      </text:list>
      <text:p text:style-name="P93">Sets the length and precision of the value.</text:p>
      <text:p text:style-name="P93"/>
      <text:list text:style-name="WW8Num20">
        <text:list-item text:start-value="1">
          <text:p text:style-name="P120">int getLength()</text:p>
        </text:list-item>
      </text:list>
      <text:p text:style-name="P93">Returns the length of the value.</text:p>
      <text:p text:style-name="P93"/>
      <text:list text:style-name="WW8Num20">
        <text:list-item text:start-value="1">
          <text:p text:style-name="P120">int getPrecision()</text:p>
        </text:list-item>
      </text:list>
      <text:p text:style-name="P93">Returns the precision of the value.</text:p>
      <text:p text:style-name="P93"/>
      <text:list text:style-name="WW8Num20">
        <text:list-item text:start-value="1">
          <text:p text:style-name="P120">void setPrecision(int p)</text:p>
        </text:list-item>
      </text:list>
      <text:p text:style-name="P93">Sets the precision of a value.</text:p>
      <text:p text:style-name="Standard"/>
      <text:list text:style-name="WW8Num20">
        <text:list-item text:start-value="1">
          <text:p text:style-name="P120">String getTypeDesc()</text:p>
        </text:list-item>
      </text:list>
      <text:p text:style-name="P93">Returns the description of a value as a string. (e.g. “String”, “Number”, “Date”, “Integer”, “Boolean”).</text:p>
      <text:p text:style-name="P93"/>
      <text:list text:style-name="WW8Num20">
        <text:list-item text:start-value="1">
          <text:p text:style-name="P120">void setNull()</text:p>
        </text:list-item>
      </text:list>
      <text:p text:style-name="P93">Sets the value to Null.</text:p>
      <text:p text:style-name="P93"/>
      <text:list text:style-name="WW8Num20">
        <text:list-item text:start-value="1">
          <text:p text:style-name="P120">void clearNull()</text:p>
        </text:list-item>
      </text:list>
      <text:p text:style-name="P93">Removes the null setting.</text:p>
      <text:p text:style-name="Standard"/>
      <text:list text:style-name="WW8Num20">
        <text:list-item text:start-value="1">
          <text:p text:style-name="P120">void setNull(boolean n)</text:p>
        </text:list-item>
      </text:list>
      <text:p text:style-name="Standard"/>
      <text:list text:style-name="WW8Num20">
        <text:list-item text:start-value="1">
          <text:p text:style-name="P120">boolean isNull()</text:p>
        </text:list-item>
      </text:list>
      <text:p text:style-name="P93">Returns true if the value is null.</text:p>
      <text:p text:style-name="Standard"/>
      <text:list text:style-name="WW8Num20">
        <text:list-item text:start-value="1">
          <text:p text:style-name="P120">int compare(Value v)</text:p>
        </text:list-item>
      </text:list>
      <text:p text:style-name="P93">Compares two values and returns 1 if the first value is larger than the second, -1 if it is smaller and 0 if they are equal.</text:p>
      <text:p text:style-name="P93"/>
      <text:list text:style-name="WW8Num20">
        <text:list-item text:start-value="1">
          <text:p text:style-name="P120">boolean equals(Object v)</text:p>
        </text:list-item>
      </text:list>
      <text:p text:style-name="P93">Compares two values and returns true if the two values have the same value.</text:p>
      <text:p text:style-name="Standard"/>
      <text:p text:style-name="P37"/>
      <text:list text:style-name="WW8Num20">
        <text:list-item text:start-value="1">
          <text:p text:style-name="P120">int hashCode()</text:p>
        </text:list-item>
      </text:list>
      <text:p text:style-name="P93">Returns a signed 64 values representing the value in the form of a hash code.</text:p>
      <text:p text:style-name="P93"/>
      <text:list text:style-name="WW8Num20">
        <text:list-item text:start-value="1">
          <text:p text:style-name="P120">Value negate()</text:p>
        </text:list-item>
      </text:list>
      <text:p text:style-name="P93">If the value is numeric, multiplies the value by -1, in all other cases it doesn’t do anything.</text:p>
      <text:p text:style-name="P93"/>
      <text:list text:style-name="WW8Num20">
        <text:list-item text:start-value="1">
          <text:p text:style-name="P120">Value and(Value v)</text:p>
        </text:list-item>
      </text:list>
      <text:p text:style-name="P93">Calculates the bitwise AND of two integer values.</text:p>
      <text:p text:style-name="P34"/>
      <text:list text:style-name="WW8Num20">
        <text:list-item text:start-value="1">
          <text:p text:style-name="P120">Value xor(Value v)</text:p>
        </text:list-item>
      </text:list>
      <text:p text:style-name="P93">Calculates the bitwise XOR of two integer values.</text:p>
      <text:p text:style-name="Standard"/>
      <text:list text:style-name="WW8Num20">
        <text:list-item text:start-value="1">
          <text:p text:style-name="P120">Value or(Value v)</text:p>
        </text:list-item>
      </text:list>
      <text:p text:style-name="P93">Calculates the bitwise OR of two integer values.</text:p>
      <text:p text:style-name="Standard"/>
      <text:list text:style-name="WW8Num20">
        <text:list-item text:start-value="1">
          <text:p text:style-name="P120">Value bool_and(Value v)</text:p>
        </text:list-item>
      </text:list>
      <text:p text:style-name="P93">Calculates the boolean AND of two boolean values.</text:p>
      <text:p text:style-name="Standard"/>
      <text:list text:style-name="WW8Num20">
        <text:list-item text:start-value="1">
          <text:p text:style-name="P120">Value bool_or(Value v)</text:p>
        </text:list-item>
      </text:list>
      <text:p text:style-name="P93">Calculates the boolean OR of two boolean values.</text:p>
      <text:p text:style-name="Standard"/>
      <text:list text:style-name="WW8Num20">
        <text:list-item text:start-value="1">
          <text:p text:style-name="P120">Value bool_xor(Value v)</text:p>
        </text:list-item>
      </text:list>
      <text:p text:style-name="P93">Calculates the boolean XOR of two boolean values.</text:p>
      <text:p text:style-name="Standard"/>
      <text:list text:style-name="WW8Num20">
        <text:list-item text:start-value="1">
          <text:p text:style-name="P120">Value bool_not()</text:p>
        </text:list-item>
      </text:list>
      <text:p text:style-name="P93">Calculates the boolean NOT of a boolean value.</text:p>
      <text:p text:style-name="Standard"/>
      <text:list text:style-name="WW8Num20">
        <text:list-item text:start-value="1">
          <text:p text:style-name="P120">Value greater_equal(Value v)</text:p>
        </text:list-item>
      </text:list>
      <text:p text:style-name="P93">Compares two values and sets the first to true if the second is greater or equal to the first.</text:p>
      <text:p text:style-name="P93"/>
      <text:list text:style-name="WW8Num20">
        <text:list-item text:start-value="1">
          <text:p text:style-name="P120">Value smaller_equal(Value v)</text:p>
        </text:list-item>
      </text:list>
      <text:p text:style-name="P93">Compares two values and sets the first to true if the second is smaller or equal to the first.</text:p>
      <text:p text:style-name="P93"/>
      <text:list text:style-name="WW8Num20">
        <text:list-item text:start-value="1">
          <text:p text:style-name="P120">Value different(Value v)</text:p>
        </text:list-item>
      </text:list>
      <text:p text:style-name="P93">Compares two values and sets the first to true if the second is different from the first.</text:p>
      <text:p text:style-name="P93"/>
      <text:list text:style-name="WW8Num20">
        <text:list-item text:start-value="1">
          <text:p text:style-name="P120">Value equal(Value v)</text:p>
        </text:list-item>
      </text:list>
      <text:p text:style-name="P93">Compares two values and sets the first to true if the second is equal to the first.</text:p>
      <text:p text:style-name="P93"/>
      <text:list text:style-name="WW8Num20">
        <text:list-item text:start-value="1">
          <text:p text:style-name="P120">Value like(Value v)</text:p>
        </text:list-item>
      </text:list>
      <text:p text:style-name="P93">Sets the first value to true if the second string is part of the first.</text:p>
      <text:p text:style-name="P93"/>
      <text:list text:style-name="WW8Num20">
        <text:list-item text:start-value="1">
          <text:p text:style-name="P120">Value greater(Value v)</text:p>
        </text:list-item>
      </text:list>
      <text:p text:style-name="P93">Compares two values and sets the first to true if the second is greater than the first.</text:p>
      <text:p text:style-name="P93"/>
      <text:list text:style-name="WW8Num20">
        <text:list-item text:start-value="1">
          <text:p text:style-name="P120">Value smaller(Value v)</text:p>
        </text:list-item>
      </text:list>
      <text:p text:style-name="P93">Compares two values and sets the first to true if the second is smaller than the first.</text:p>
      <text:p text:style-name="P93"/>
      <text:p text:style-name="P121"/>
      <text:list text:style-name="WW8Num20">
        <text:list-item text:start-value="1">
          <text:p text:style-name="P120">Value minus(double v)</text:p>
        </text:list-item>
        <text:list-item>
          <text:p text:style-name="P120">Value minus(long <text:s text:c="2"/>v)</text:p>
        </text:list-item>
        <text:list-item>
          <text:p text:style-name="P120">Value minus(int <text:s text:c="3"/>v)</text:p>
        </text:list-item>
        <text:list-item>
          <text:p text:style-name="P120">Value minus(byte <text:s text:c="2"/>v)</text:p>
        </text:list-item>
        <text:list-item>
          <text:p text:style-name="P120">Value minus(Value v)</text:p>
        </text:list-item>
      </text:list>
      <text:p text:style-name="P93">Subtracts v from the field value.</text:p>
      <text:p text:style-name="Standard"/>
      <text:list text:style-name="WW8Num20">
        <text:list-item text:start-value="1">
          <text:p text:style-name="P120">Value plus(double v)</text:p>
        </text:list-item>
        <text:list-item>
          <text:p text:style-name="P120">Value plus(long <text:s text:c="2"/>v)</text:p>
        </text:list-item>
        <text:list-item>
          <text:p text:style-name="P120">Value plus(int <text:s text:c="3"/>v)</text:p>
        </text:list-item>
        <text:list-item>
          <text:p text:style-name="P120">Value plus(byte <text:s text:c="2"/>v)</text:p>
        </text:list-item>
        <text:list-item>
          <text:p text:style-name="P120">Value plus(Value v)</text:p>
        </text:list-item>
      </text:list>
      <text:p text:style-name="P93">Adds v to the field value.</text:p>
      <text:p text:style-name="Standard"/>
      <text:list text:style-name="WW8Num20">
        <text:list-item text:start-value="1">
          <text:p text:style-name="P120">Value divide(double v)</text:p>
        </text:list-item>
        <text:list-item>
          <text:p text:style-name="P120">Value divide(long <text:s text:c="2"/>v)</text:p>
        </text:list-item>
        <text:list-item>
          <text:p text:style-name="P120">Value divide(int <text:s text:c="3"/>v)</text:p>
        </text:list-item>
        <text:list-item>
          <text:p text:style-name="P120">Value divide(byte <text:s text:c="2"/>v)</text:p>
        </text:list-item>
        <text:list-item>
          <text:p text:style-name="P120">Value divide(Value v)</text:p>
        </text:list-item>
      </text:list>
      <text:p text:style-name="P93">Divides the field value by v.</text:p>
      <text:p text:style-name="Standard"/>
      <text:list text:style-name="WW8Num20">
        <text:list-item text:start-value="1">
          <text:p text:style-name="P120">Value multiply(double v)</text:p>
        </text:list-item>
        <text:list-item>
          <text:p text:style-name="P120">Value multiply(long <text:s text:c="2"/>v)</text:p>
        </text:list-item>
        <text:list-item>
          <text:p text:style-name="P120">Value multiply(int <text:s text:c="3"/>v)</text:p>
        </text:list-item>
        <text:list-item>
          <text:p text:style-name="P120">Value multiply(byte <text:s text:c="2"/>v)</text:p>
        </text:list-item>
        <text:list-item>
          <text:p text:style-name="P120">Value multiply(Value v)</text:p>
        </text:list-item>
      </text:list>
      <text:p text:style-name="P93">Multiplies the field value by v.</text:p>
      <text:p text:style-name="P93"><text:span text:style-name="T20">NOTE</text:span>: <text:span text:style-name="T15">Strings can be multiplied as well: the result is v times the string concatenated.</text:span></text:p>
      <text:p text:style-name="Standard"/>
      <text:list text:style-name="WW8Num20">
        <text:list-item text:start-value="1">
          <text:p text:style-name="P120">Value abs()</text:p>
        </text:list-item>
      </text:list>
      <text:p text:style-name="P93">Sets the field value to the –field value if the value was negative.</text:p>
      <text:p text:style-name="P93"/>
      <text:list text:style-name="WW8Num20">
        <text:list-item text:start-value="1">
          <text:p text:style-name="P120">Value acos()</text:p>
        </text:list-item>
      </text:list>
      <text:p text:style-name="P93">Sets the field value to the cosine of the number value.</text:p>
      <text:p text:style-name="Standard"/>
      <text:list text:style-name="WW8Num20">
        <text:list-item text:start-value="1">
          <text:p text:style-name="P120">Value asin()</text:p>
        </text:list-item>
      </text:list>
      <text:p text:style-name="P93">Sets the field value to the arc sine of the number value.</text:p>
      <text:p text:style-name="Standard"/>
      <text:list text:style-name="WW8Num20">
        <text:list-item text:start-value="1">
          <text:p text:style-name="P120">Value atan()</text:p>
        </text:list-item>
      </text:list>
      <text:p text:style-name="P93">Sets the field value to the arc tangents of the number value.</text:p>
      <text:p text:style-name="P93"/>
      <text:list text:style-name="WW8Num20">
        <text:list-item text:start-value="1">
          <text:p text:style-name="P120">Value atan2(Value arg0)</text:p>
        </text:list-item>
        <text:list-item>
          <text:p text:style-name="P120">Value atan2(double arg0)</text:p>
        </text:list-item>
      </text:list>
      <text:p text:style-name="P93">Sets the field value to the second arc tangents of the number value.</text:p>
      <text:p text:style-name="Standard"/>
      <text:p text:style-name="P37"/>
      <text:list text:style-name="WW8Num20">
        <text:list-item text:start-value="1">
          <text:p text:style-name="P120">Value ceil()</text:p>
        </text:list-item>
      </text:list>
      <text:p text:style-name="P93">Sets the field value to the ceiling of a number value.</text:p>
      <text:p text:style-name="P93"/>
      <text:list text:style-name="WW8Num20">
        <text:list-item text:start-value="1">
          <text:p text:style-name="P120">Value cos()</text:p>
        </text:list-item>
      </text:list>
      <text:p text:style-name="P93">Sets the field value to the cosine of a number value.</text:p>
      <text:p text:style-name="Standard"/>
      <text:list text:style-name="WW8Num20">
        <text:list-item text:start-value="1">
          <text:p text:style-name="P120">Value cosh()</text:p>
        </text:list-item>
      </text:list>
      <text:p text:style-name="P93">Sets the field value to the hyperbolic cosine of a number value.</text:p>
      <text:p text:style-name="Standard"/>
      <text:list text:style-name="WW8Num20">
        <text:list-item text:start-value="1">
          <text:p text:style-name="P120">Value exp()</text:p>
        </text:list-item>
      </text:list>
      <text:p text:style-name="P93">Sets the field value to the exp of a number value.</text:p>
      <text:p text:style-name="Standard"/>
      <text:list text:style-name="WW8Num20">
        <text:list-item text:start-value="1">
          <text:p text:style-name="P120">Value floor()</text:p>
        </text:list-item>
      </text:list>
      <text:p text:style-name="P93">Sets the field value to the floor of a number value.</text:p>
      <text:p text:style-name="Standard"/>
      <text:list text:style-name="WW8Num20">
        <text:list-item text:start-value="1">
          <text:p text:style-name="P120">Value initcap()</text:p>
        </text:list-item>
      </text:list>
      <text:p text:style-name="P93">Sets the all first characters of words in a string to uppercase.</text:p>
      <text:p text:style-name="P93">“matt casters” <text:span text:style-name="T29"></text:span> “Matt Casters”</text:p>
      <text:p text:style-name="Standard"/>
      <text:list text:style-name="WW8Num20">
        <text:list-item text:start-value="1">
          <text:p text:style-name="P120">Value length()</text:p>
        </text:list-item>
      </text:list>
      <text:p text:style-name="P93">Sets the value of the field to the length of the String value.</text:p>
      <text:p text:style-name="P93"/>
      <text:list text:style-name="WW8Num20">
        <text:list-item text:start-value="1">
          <text:p text:style-name="P120">Value log()</text:p>
        </text:list-item>
      </text:list>
      <text:p text:style-name="P93">Sets the field value to the log of a number value.</text:p>
      <text:p text:style-name="Standard"/>
      <text:list text:style-name="WW8Num20">
        <text:list-item text:start-value="1">
          <text:p text:style-name="P120">Value lower()</text:p>
        </text:list-item>
      </text:list>
      <text:p text:style-name="P93">Sets the field value to the string value in lowercase.</text:p>
      <text:p text:style-name="Standard"/>
      <text:list text:style-name="WW8Num20">
        <text:list-item text:start-value="1">
          <text:p text:style-name="P120">Value lpad(Value len)</text:p>
        </text:list-item>
        <text:list-item>
          <text:p text:style-name="P120">Value lpad(Value len, Value padstr)</text:p>
        </text:list-item>
        <text:list-item>
          <text:p text:style-name="P120">Value lpad(int len)</text:p>
        </text:list-item>
        <text:list-item>
          <text:p text:style-name="P120">Value lpad(int len, String padstr)</text:p>
        </text:list-item>
      </text:list>
      <text:p text:style-name="P93">Sets the field value to the string value, lef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ltrim()</text:p>
        </text:list-item>
      </text:list>
      <text:p text:style-name="P93">Sets the field value to the string, without spaces to the left of the string.</text:p>
      <text:p text:style-name="P93"/>
      <text:list text:style-name="WW8Num20">
        <text:list-item text:start-value="1">
          <text:p text:style-name="P120">Value mod(Value arg)</text:p>
        </text:list-item>
        <text:list-item>
          <text:p text:style-name="P120">Value mod(double arg0)</text:p>
        </text:list-item>
      </text:list>
      <text:p text:style-name="P93">Sets the value to the modulus of the first and the second number.</text:p>
      <text:p text:style-name="Standard"/>
      <text:list text:style-name="WW8Num20">
        <text:list-item text:start-value="1">
          <text:p text:style-name="P120">Value nvl(Value alt)</text:p>
        </text:list-item>
      </text:list>
      <text:p text:style-name="P93">If the field value is Null, set the value to alt.</text:p>
      <text:p text:style-name="Standard"/>
      <text:list text:style-name="WW8Num20">
        <text:list-item text:start-value="1">
          <text:p text:style-name="P120">Value power(Value arg)</text:p>
        </text:list-item>
        <text:list-item>
          <text:p text:style-name="P120">Value power(double arg0)</text:p>
        </text:list-item>
      </text:list>
      <text:p text:style-name="P93">Raises the field value to the power arg.</text:p>
      <text:p text:style-name="P34"/>
      <text:p text:style-name="P122"/>
      <text:list text:style-name="WW8Num20">
        <text:list-item text:start-value="1">
          <text:p text:style-name="P120">Value replace(Value repl, Value with)</text:p>
        </text:list-item>
        <text:list-item>
          <text:p text:style-name="P120">Value replace(String repl, String with)</text:p>
        </text:list-item>
      </text:list>
      <text:p text:style-name="P93">Replaces a string in the field value with another.</text:p>
      <text:p text:style-name="P34"/>
      <text:list text:style-name="WW8Num20">
        <text:list-item text:start-value="1">
          <text:p text:style-name="P120">Value round()</text:p>
        </text:list-item>
      </text:list>
      <text:p text:style-name="P34">Rounds the field value to the nearest integer.</text:p>
      <text:p text:style-name="P34"/>
      <text:list text:style-name="WW8Num20">
        <text:list-item text:start-value="1">
          <text:p text:style-name="P120">Value rpad(Value len)</text:p>
        </text:list-item>
        <text:list-item>
          <text:p text:style-name="P120">Value rpad(Value len, Value padstr)</text:p>
        </text:list-item>
        <text:list-item>
          <text:p text:style-name="P120">Value rpad(int len)</text:p>
        </text:list-item>
        <text:list-item>
          <text:p text:style-name="P120">Value rpad(int len, String padstr)</text:p>
        </text:list-item>
      </text:list>
      <text:p text:style-name="P93">Sets the field value to the string value, right padded to a certain length.</text:p>
      <text:p text:style-name="P93">Default the padding string is a single space.</text:p>
      <text:p text:style-name="P93">Optionally, you can specify your own padding string.</text:p>
      <text:p text:style-name="Standard"/>
      <text:list text:style-name="WW8Num20">
        <text:list-item text:start-value="1">
          <text:p text:style-name="P120">Value rtrim()</text:p>
        </text:list-item>
      </text:list>
      <text:p text:style-name="P93">Remove the spaces to the right of the field value.</text:p>
      <text:p text:style-name="P34"/>
      <text:list text:style-name="WW8Num20">
        <text:list-item text:start-value="1">
          <text:p text:style-name="P120">Value sign()</text:p>
        </text:list-item>
      </text:list>
      <text:p text:style-name="P93">Sets the value of the string to -1, 0 or 1 in case the field value is negative, zero or positive.</text:p>
      <text:p text:style-name="P34"/>
      <text:list text:style-name="WW8Num20">
        <text:list-item text:start-value="1">
          <text:p text:style-name="P120">Value sin()</text:p>
        </text:list-item>
      </text:list>
      <text:p text:style-name="P93">Sets the value of the field to the sine of the number value.</text:p>
      <text:p text:style-name="P34"/>
      <text:list text:style-name="WW8Num20">
        <text:list-item text:start-value="1">
          <text:p text:style-name="P120">Value sqrt()</text:p>
        </text:list-item>
      </text:list>
      <text:p text:style-name="P93">Sets the value of the field to the square root of the number value.</text:p>
      <text:p text:style-name="P34"/>
      <text:list text:style-name="WW8Num20">
        <text:list-item text:start-value="1">
          <text:p text:style-name="P120">Value substr(Value from, Value to)</text:p>
        </text:list-item>
        <text:list-item>
          <text:p text:style-name="P120">Value substr(Value from)</text:p>
        </text:list-item>
        <text:list-item>
          <text:p text:style-name="P120">Value substr(int from)</text:p>
        </text:list-item>
        <text:list-item>
          <text:p text:style-name="P120">Value substr(int from, int to)</text:p>
        </text:list-item>
      </text:list>
      <text:p text:style-name="P93">Sets the value of the field to the substring of the string value.</text:p>
      <text:p text:style-name="P34"/>
      <text:list text:style-name="WW8Num20">
        <text:list-item text:start-value="1">
          <text:p text:style-name="P120">Value sysdate()</text:p>
        </text:list-item>
      </text:list>
      <text:p text:style-name="P93">Sets the field value to the system date.</text:p>
      <text:p text:style-name="P34"/>
      <text:list text:style-name="WW8Num20">
        <text:list-item text:start-value="1">
          <text:p text:style-name="P120">Value tan(Value args[])</text:p>
        </text:list-item>
      </text:list>
      <text:p text:style-name="P93">Sets the field value to the tangents of the number value.</text:p>
      <text:p text:style-name="P34"/>
      <text:p text:style-name="P122"/>
      <text:list text:style-name="WW8Num20">
        <text:list-item text:start-value="1">
          <text:p text:style-name="P120">Value num2str()</text:p>
        </text:list-item>
        <text:list-item>
          <text:p text:style-name="P120">Value num2str(String arg0)</text:p>
        </text:list-item>
        <text:list-item>
          <text:p text:style-name="P120">Value num2str(String arg0, String arg1)</text:p>
        </text:list-item>
        <text:list-item>
          <text:p text:style-name="P120">Value num2str(String arg0, String arg1, String arg2)</text:p>
        </text:list-item>
        <text:list-item>
          <text:p text:style-name="P120">Value num2str(String arg0, String arg1, String arg2, String arg3)</text:p>
        </text:list-item>
      </text:list>
      <text:p text:style-name="P93">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0">Value dat2str()</text:p>
        </text:list-item>
        <text:list-item>
          <text:p text:style-name="P120">Value dat2str(String arg0)</text:p>
        </text:list-item>
        <text:list-item>
          <text:p text:style-name="P120">Value dat2str(String arg0, String arg1)</text:p>
        </text:list-item>
      </text:list>
      <text:p text:style-name="P93">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0">Value num2dat()</text:p>
        </text:list-item>
      </text:list>
      <text:p text:style-name="P93">Converts a number to a date based upon the number of milliseconds since January 1<text:span text:style-name="T11">st</text:span>, 1970 00:00:00 GMT.</text:p>
      <text:p text:style-name="P34"/>
      <text:list text:style-name="WW8Num20">
        <text:list-item text:start-value="1">
          <text:p text:style-name="P120">Value str2dat(String arg0)</text:p>
        </text:list-item>
        <text:list-item>
          <text:p text:style-name="P120">Value str2dat(String arg0, String arg1)</text:p>
        </text:list-item>
      </text:list>
      <text:p text:style-name="P93">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0">Value str2num()</text:p>
        </text:list-item>
        <text:list-item>
          <text:p text:style-name="P120">Value str2num(String arg0)</text:p>
        </text:list-item>
        <text:list-item>
          <text:p text:style-name="P120">Value str2num(String arg0, String arg1)</text:p>
        </text:list-item>
        <text:list-item>
          <text:p text:style-name="P120">Value str2num(String arg0, String arg1, String arg2)</text:p>
        </text:list-item>
        <text:list-item>
          <text:p text:style-name="P120">Value str2num(String arg0, String arg1, String arg2, String arg3)</text:p>
        </text:list-item>
      </text:list>
      <text:p text:style-name="P93">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0">Value dat2num()</text:p>
        </text:list-item>
      </text:list>
      <text:p text:style-name="P93">Converts a date into a number being the number of milliseconds since January 1<text:span text:style-name="T11">st</text:span>, 1970 00:00:00 GMT.</text:p>
      <text:p text:style-name="Standard"/>
      <text:list text:style-name="WW8Num20">
        <text:list-item text:start-value="1">
          <text:p text:style-name="P120">Value trim()</text:p>
        </text:list-item>
      </text:list>
      <text:p text:style-name="P93">Remove spaces left and right of the string value.</text:p>
      <text:p text:style-name="P34"/>
      <text:p text:style-name="P34"/>
      <text:p text:style-name="P34"/>
      <text:list text:style-name="WW8Num20">
        <text:list-item text:start-value="1">
          <text:p text:style-name="P120">Value upper()</text:p>
        </text:list-item>
      </text:list>
      <text:p text:style-name="P93">Sets the field value to the uppercase string value.</text:p>
      <text:p text:style-name="P34"/>
      <text:list text:style-name="WW8Num20">
        <text:list-item text:start-value="1">
          <text:p text:style-name="P120">Value e()</text:p>
        </text:list-item>
      </text:list>
      <text:p text:style-name="P93">Sets the value to <text:span text:style-name="T3">e</text:span></text:p>
      <text:p text:style-name="P34"/>
      <text:list text:style-name="WW8Num20">
        <text:list-item text:start-value="1">
          <text:p text:style-name="P120">Value pi()</text:p>
        </text:list-item>
      </text:list>
      <text:p text:style-name="P93">Sets the value to <text:span text:style-name="T45"></text:span></text:p>
      <text:p text:style-name="P34"/>
      <text:list text:style-name="WW8Num20">
        <text:list-item text:start-value="1">
          <text:p text:style-name="P120">Value add_months(int months)</text:p>
        </text:list-item>
      </text:list>
      <text:p text:style-name="P93">Adds a number of months to the date value.</text:p>
      <text:p text:style-name="P34"/>
      <text:list text:style-name="WW8Num20">
        <text:list-item text:start-value="1">
          <text:p text:style-name="P120">Value last_day()</text:p>
        </text:list-item>
      </text:list>
      <text:p text:style-name="P93">Sets the field value to the last day of the month of the date value.</text:p>
      <text:p text:style-name="P34"/>
      <text:list text:style-name="WW8Num20">
        <text:list-item text:start-value="1">
          <text:p text:style-name="P120">Value first_day()</text:p>
        </text:list-item>
      </text:list>
      <text:p text:style-name="P93">Sets the field value to the first day of the month of the date value.</text:p>
      <text:p text:style-name="Standard"/>
      <text:list text:style-name="WW8Num20">
        <text:list-item text:start-value="1">
          <text:p text:style-name="P120">Value trunc()</text:p>
        </text:list-item>
        <text:list-item>
          <text:p text:style-name="P120">Value trunc(double level)</text:p>
        </text:list-item>
        <text:list-item>
          <text:p text:style-name="P120">Value trunc(int level)</text:p>
        </text:list-item>
      </text:list>
      <text:p text:style-name="P93">Set the field value to the truncated number or date value. </text:p>
      <text:p text:style-name="P93">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23" text:outline-level="4">JavaScript Examples</text:h>
                      <text:list>
                        <text:list-item>
                          <text:h text:style-name="P80"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0"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0"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0"><text:s text:c="3"/>NOTE: </text:span><text:span text:style-name="T15">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83"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51"><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23"><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procedure resides.</text:p>
        </text:list-item>
        <text:list-item>
          <text:p text:style-name="P84"><text:span text:style-name="T1">Proc-name</text:span>: Name of the procedure or function to call.</text:p>
        </text:list-item>
        <text:list-item>
          <text:p text:style-name="P84"><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84"><text:span text:style-name="T1">Result name</text:span>: Name of the result of the function call, leave this empty in case of procedure.</text:p>
        </text:list-item>
        <text:list-item>
          <text:p text:style-name="P84"><text:span text:style-name="T1">Result type</text:span>: Type of the result of the function call. <text:s/>Not used in case of a procedure.</text:p>
        </text:list-item>
        <text:list-item>
          <text:p text:style-name="P84"><text:span text:style-name="T1">Parameters</text:span>: List of parameters that the procedure or function needs</text:p>
          <text:list>
            <text:list-item>
              <text:p text:style-name="P84">Field name: Name of the field.</text:p>
            </text:list-item>
            <text:list-item>
              <text:p text:style-name="P84">Direction: Can be either IN (input only), OUT (output only), INOUT (value is changed on the database).</text:p>
            </text:list-item>
            <text:list-item>
              <text:p text:style-name="P8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Find it...” button</text:span>: searches on the specified database connection for available procedures and functions (at the moment o<text:span text:style-name="T26">nly on Oracle and SQLServer).</text:span></text:p>
        </text:list-item>
        <text:list-item>
          <text:p text:style-name="P124"><text:span text:style-name="T1">“Get fields” button</text:span>: this function fills in all the fields in the input streams to make your life easier. Simply delete the lines you don’t need and re-order the ones you do need.</text:p>
        </text:list-item>
      </text:list>
      <text:p text:style-name="P40"/>
      <text:p text:style-name="P125"/>
      <text:list text:style-name="Numbering_20_1" text:continue-numbering="true">
        <text:list-item>
          <text:list text:continue-numbering="true">
            <text:list-item>
              <text:list text:continue-numbering="true">
                <text:list-item>
                  <text:h text:style-name="P126"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29"><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06"><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Connection</text:span>: Name of the database connection on which the target table resides.</text:p>
        </text:list-item>
        <text:list-item>
          <text:p text:style-name="P84"><text:span text:style-name="T1">Target table</text:span>: Name of the table in which you want to do the insert or update.</text:p>
        </text:list-item>
        <text:list-item>
          <text:p text:style-name="P94">Commit size: <text:span text:style-name="T17">The number of rows to change (insert / update) before running a commit.</text:span></text:p>
        </text:list-item>
        <text:list-item>
          <text:p text:style-name="P127"><text:span text:style-name="T1">Don't perform any updates:</text:span> If this option is checked, the values in the database are never updated. <text:s/>Only inserts are done.</text:p>
        </text:list-item>
        <text:list-item>
          <text:p text:style-name="P84"><text:span text:style-name="T1">Keys</text:span>: here you can specify a list of field values and comparators.</text:p>
        </text:list-item>
      </text:list>
      <text:p text:style-name="P93">You can use the following comparators: <text:span text:style-name="T44">=, &lt;&gt;, &lt;, &lt;=, &gt;, &gt;=, LIKE, BETWEEN, IS NULL, IS NOT NULL</text:span><text:tab/></text:p>
      <text:list text:style-name="WW8Num1">
        <text:list-item text:start-value="1">
          <text:p text:style-name="P84"><text:span text:style-name="T1">Update fields: </text:span><text:span text:style-name="T17">Specify all fields in the table you want to insert/update </text:span><text:span text:style-name="T5">including</text:span><text:span text:style-name="T4"> </text:span><text:span text:style-name="T5">the keys.</text:span><text:span text:style-name="T46"> <text:s/></text:span><text:span text:style-name="T47">Please note that you can avoid updates on certain fields by specifying N in the update column.</text:span></text:p>
        </text:list-item>
      </text:list>
      <text:p text:style-name="P40"/>
      <text:p text:style-name="P125"/>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24"><text:span text:style-name="T1">“Get fields” button</text:span>: get the fields from the input stream(s) and fills them in into the keys grid.</text:p>
        </text:list-item>
        <text:list-item>
          <text:p text:style-name="P124"><text:span text:style-name="T1">“Get update fields” button</text:span>: gets the update fields from the input streams and fills them in into the update grid.</text:p>
        </text:list-item>
        <text:list-item>
          <text:p text:style-name="P124"><text:span text:style-name="T1">“Check” button</text:span>: checks whether or not all fields are available in the target table.</text:p>
        </text:list-item>
        <text:list-item>
          <text:p text:style-name="P124"><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26" text:outline-level="3">Update</text:h>
                  <text:list>
                    <text:list-item>
                      <text:h text:style-name="P118" text:outline-level="4">Screenshot</text:h>
                    </text:list-item>
                  </text:list>
                </text:list-item>
              </text:list>
            </text:list-item>
          </text:list>
        </text:list-item>
      </text:list>
      <text:p text:style-name="P119"><draw:frame draw:style-name="fr2" draw:name="Graphic62" text:anchor-type="as-char" svg:width="8.64cm" style:rel-width="50%" svg:height="8.207cm" style:rel-height="34%" draw:z-index="201"><draw:image xlink:href="Pictures/100000000000021B0000020485B66B7B.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48"><text:s/></text:span><text:span text:style-name="T48"><draw:frame draw:style-name="fr2" draw:name="Graphic63" text:anchor-type="as-char" svg:width="0.847cm" svg:height="0.847cm" draw:z-index="202"><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9">This step is the same as the <text:a xlink:type="simple" xlink:href="#8.4.20.Insert / Update|outline">8.4.20. Insert / Update</text:a> step, except that no insert is ever done in the database table. ONLY updates are performed.</text:p>
      <text:list text:style-name="WW8Num30">
        <text:list-header>
          <text:p text:style-name="P128"/>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197"><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198"><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ype field</text:span>: The name of the type field. (Product in our example)</text:p>
        </text:list-item>
        <text:list-item>
          <text:p text:style-name="P84"><text:span text:style-name="T1">Fields</text:span>: A list of fields to normalize:</text:p>
          <text:list>
            <text:list-item>
              <text:p text:style-name="P84"><text:span text:style-name="T1">Fieldname</text:span>: Name of the fields to normalize (Product A <text:span text:style-name="T29"></text:span> C in our example).</text:p>
            </text:list-item>
            <text:list-item>
              <text:p text:style-name="P84"><text:span text:style-name="T1">Type</text:span>: Give a string to classify the field (A, B or C in our example).</text:p>
            </text:list-item>
            <text:list-item>
              <text:p text:style-name="P84"><text:span text:style-name="T1">New field</text:span>: You can give one or more fields where the new value should transferred to (sales in our example).</text:p>
            </text:list-item>
          </text:list>
        </text:list-item>
      </text:list>
      <text:p text:style-name="P129"/>
      <text:p text:style-name="P130"><text:span text:style-name="T20">NOTE: </text:span><text:span text:style-name="T15">It is possible to normalize more then on field at a time.</text:span></text:p>
      <text:p text:style-name="P131">Consider this example:</text:p>
      <text:p text:style-name="P131"/>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32">DATE <text:s text:c="5"/></text:p>
          </table:table-cell>
          <table:table-cell table:style-name="Tabel6.A1" office:value-type="string">
            <text:p text:style-name="P132">PR1_NR <text:s/></text:p>
          </table:table-cell>
          <table:table-cell table:style-name="Tabel6.A1" office:value-type="string">
            <text:p text:style-name="P132">PR1_SL</text:p>
          </table:table-cell>
          <table:table-cell table:style-name="Tabel6.A1" office:value-type="string">
            <text:p text:style-name="P132">PR2_NR</text:p>
          </table:table-cell>
          <table:table-cell table:style-name="Tabel6.A1" office:value-type="string">
            <text:p text:style-name="P132">PR2_SL</text:p>
          </table:table-cell>
          <table:table-cell table:style-name="Tabel6.A1" office:value-type="string">
            <text:p text:style-name="P132">PR3_NR</text:p>
          </table:table-cell>
          <table:table-cell table:style-name="Tabel6.G1" office:value-type="string">
            <text:p text:style-name="P132">PR3_SL</text:p>
          </table:table-cell>
        </table:table-row>
        <table:table-row>
          <table:table-cell table:style-name="Tabel6.A2" office:value-type="string">
            <text:p text:style-name="P132">20030101</text:p>
          </table:table-cell>
          <table:table-cell table:style-name="Tabel6.A2" office:value-type="string">
            <text:p text:style-name="P132">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32">…</text:p>
          </table:table-cell>
          <table:table-cell table:style-name="Tabel6.A2" office:value-type="string">
            <text:p text:style-name="P132">…</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31"/>
      <text:p text:style-name="P131">You can convert this into:</text:p>
      <text:p text:style-name="P133"><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32">DATE <text:s text:c="5"/></text:p>
          </table:table-cell>
          <table:table-cell table:style-name="Tabel7.A1" office:value-type="string">
            <text:p text:style-name="P134">Type</text:p>
          </table:table-cell>
          <table:table-cell table:style-name="Tabel7.A1" office:value-type="string">
            <text:p text:style-name="P134">Product Sales</text:p>
          </table:table-cell>
          <table:table-cell table:style-name="Tabel7.D1" office:value-type="string">
            <text:p text:style-name="P134">Product Number</text:p>
          </table:table-cell>
        </table:table-row>
        <table:table-row>
          <table:table-cell table:style-name="Tabel7.A2" office:value-type="string">
            <text:p text:style-name="P132">20030101 <text:s/></text:p>
          </table:table-cell>
          <table:table-cell table:style-name="Tabel7.A2" office:value-type="string">
            <text:p text:style-name="P134">Product1</text:p>
          </table:table-cell>
          <table:table-cell table:style-name="Tabel7.A2" office:value-type="string">
            <text:p text:style-name="P134">100</text:p>
          </table:table-cell>
          <table:table-cell table:style-name="Tabel7.D2" office:value-type="string">
            <text:p text:style-name="P134">5</text:p>
          </table:table-cell>
        </table:table-row>
        <table:table-row>
          <table:table-cell table:style-name="Tabel7.A2" office:value-type="string">
            <text:p text:style-name="P132">20030101 <text:s/></text:p>
          </table:table-cell>
          <table:table-cell table:style-name="Tabel7.A2" office:value-type="string">
            <text:p text:style-name="P134">Product2</text:p>
          </table:table-cell>
          <table:table-cell table:style-name="Tabel7.A2" office:value-type="string">
            <text:p text:style-name="P134">250</text:p>
          </table:table-cell>
          <table:table-cell table:style-name="Tabel7.D2" office:value-type="string">
            <text:p text:style-name="P134">10</text:p>
          </table:table-cell>
        </table:table-row>
        <table:table-row>
          <table:table-cell table:style-name="Tabel7.A2" office:value-type="string">
            <text:p text:style-name="P132">20030101 <text:s/></text:p>
          </table:table-cell>
          <table:table-cell table:style-name="Tabel7.A2" office:value-type="string">
            <text:p text:style-name="P134">Product3</text:p>
          </table:table-cell>
          <table:table-cell table:style-name="Tabel7.A2" office:value-type="string">
            <text:p text:style-name="P134">150</text:p>
          </table:table-cell>
          <table:table-cell table:style-name="Tabel7.D2" office:value-type="string">
            <text:p text:style-name="P134">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35"/>
      <text:p text:style-name="P136">This would be the setup to do it with:</text:p>
      <text:p text:style-name="P136"/>
      <text:p text:style-name="P136"><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33"><text:s text:c="2"/></text:p>
      <text:p text:style-name="P137"/>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38"><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39"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189"><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190"><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0"/>
      <text:p text:style-name="P140"/>
      <text:list text:style-name="Numbering_20_1" text:continue-numbering="true">
        <text:list-item>
          <text:list text:continue-numbering="true">
            <text:list-item>
              <text:list text:continue-numbering="true">
                <text:list-item>
                  <text:h text:style-name="P139"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184"><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185"><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0"/>
      <text:list text:style-name="Numbering_20_1" text:continue-numbering="true">
        <text:list-item>
          <text:list text:continue-numbering="true">
            <text:list-item>
              <text:list text:continue-numbering="true">
                <text:list-item>
                  <text:list text:continue-numbering="true">
                    <text:list-item>
                      <text:h text:style-name="P141"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0"/>
      <text:p text:style-name="P140">In the example above, this is what the dialog looks like:</text:p>
      <text:p text:style-name="P140"/>
      <text:p text:style-name="P140"><draw:frame draw:style-name="fr2" draw:name="Graphic93" text:anchor-type="as-char" svg:width="7.879cm" svg:height="5.801cm" draw:z-index="180"><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83"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175"><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176"><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Field to split</text:span>: The name of the field you want to split.</text:p>
        </text:list-item>
        <text:list-item>
          <text:p text:style-name="P84"><text:span text:style-name="T1">Delimiter</text:span>: Delimiter that determines the end of a field.</text:p>
        </text:list-item>
        <text:list-item>
          <text:p text:style-name="P84"><text:span text:style-name="T1">Fields</text:span>: List of fields to split into.</text:p>
        </text:list-item>
      </text:list>
      <text:p text:style-name="P122"/>
      <text:p text:style-name="P34"><text:span text:style-name="T20">Example</text:span>: SALES_VALUES field containing: “500,300,200,100”</text:p>
      <text:p text:style-name="P142"/>
      <text:p text:style-name="P142"><text:s text:c="6"/>Use these settings to split the field into 4 new fields:</text:p>
      <text:p text:style-name="P142"/>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43">Id:<text:tab/><text:tab/></text:p>
            </text:list-item>
            <text:list-item>
              <text:p text:style-name="P143">remove ID <text:s text:c="6"/>no, no, no, no</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43">length:<text:tab/><text:tab/>3, 3, 3, 3</text:p>
            </text:list-item>
            <text:list-item>
              <text:p text:style-name="P143">precision:<text:tab/>0, 0, 0, 0</text:p>
            </text:list-item>
          </text:list>
        </text:list-item>
      </text:list>
      <text:p text:style-name="P144"><text:s text:c="2"/></text:p>
      <text:p text:style-name="P34"><text:span text:style-name="T20">Example</text:span>: SALES_VALUES field containing “Sales2=310.50, Sales4=150.23”</text:p>
      <text:p text:style-name="P93"/>
      <text:p text:style-name="P34">Use these settings to split the field into 4 new fields:</text:p>
      <text:p text:style-name="P93"/>
      <text:list text:style-name="WW8Num33">
        <text:list-item text:start-value="1">
          <text:list>
            <text:list-item text:start-value="1">
              <text:p text:style-name="P143">Delimiter:<text:tab/>,</text:p>
            </text:list-item>
            <text:list-item>
              <text:p text:style-name="P143">Field:<text:tab/><text:tab/>SALES1, SALES2, SALES3, SALES4</text:p>
            </text:list-item>
            <text:list-item>
              <text:p text:style-name="P138"><text:span text:style-name="T44">Id:<text:tab/><text:tab/></text:span><text:span text:style-name="T42">Sales1=, Sales2=, Sales3=, Sales4=</text:span></text:p>
            </text:list-item>
            <text:list-item>
              <text:p text:style-name="P138"><text:span text:style-name="T44">remove ID <text:s text:c="6"/></text:span><text:span text:style-name="T42">yes, yes, yes, yes</text:span></text:p>
            </text:list-item>
            <text:list-item>
              <text:p text:style-name="P143">type:<text:tab/><text:tab/>Number, Number, Number, Number</text:p>
            </text:list-item>
            <text:list-item>
              <text:p text:style-name="P143">format:<text:tab/><text:tab/>###.##, ###.##, ###.##, ###.## </text:p>
            </text:list-item>
            <text:list-item>
              <text:p text:style-name="P143">group:<text:tab/><text:tab/></text:p>
            </text:list-item>
            <text:list-item>
              <text:p text:style-name="P143">decimal:<text:tab/>.</text:p>
            </text:list-item>
            <text:list-item>
              <text:p text:style-name="P143">currency:<text:tab/></text:p>
            </text:list-item>
            <text:list-item>
              <text:p text:style-name="P138"><text:span text:style-name="T44">length:<text:tab/><text:tab/></text:span><text:span text:style-name="T42">7, 7, 7, 7</text:span></text:p>
            </text:list-item>
            <text:list-item>
              <text:p text:style-name="P138"><text:span text:style-name="T44">precision:<text:tab/>2, 2, 2, </text:span><text:span text:style-name="T42">2</text:span></text:p>
            </text:list-item>
          </text:list>
        </text:list-item>
      </text:list>
      <text:p text:style-name="P93"/>
      <text:list text:style-name="Numbering_20_1" text:continue-numbering="true">
        <text:list-item>
          <text:list text:continue-numbering="true">
            <text:list-item>
              <text:list text:continue-numbering="true">
                <text:list-item>
                  <text:h text:style-name="P83"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171"><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7">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his name has to be unique in a single transformation.</text:p>
        </text:list-item>
        <text:list-item>
          <text:p text:style-name="P84"><text:span text:style-name="T1">Add counter to output?</text:span>: Enable this if you want to know how many rows were doubles for each row in the output.</text:p>
        </text:list-item>
        <text:list-item>
          <text:p text:style-name="P84"><text:span text:style-name="T1">Counter fields</text:span>: Name of the numeric field containing the number of rows</text:p>
        </text:list-item>
        <text:list-item>
          <text:p text:style-name="P84"><text:span text:style-name="T1">Fieldnames</text:span>: a list of field names on which the uniqueness is compared. <text:s/>Data in the other fields of the row is ignored.</text:p>
        </text:list-item>
        <text:list-item>
          <text:p text:style-name="P84">A flag “Ignore case” allowing you to indicate whether or not the uniqueness has to be verified by comparing (in the case of String fields) case sensitive or not.</text:p>
          <text:p text:style-name="P84">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18" text:outline-level="4">Extra</text:h>
                    </text:list-item>
                  </text:list>
                </text:list-item>
              </text:list>
            </text:list-item>
          </text:list>
        </text:list-item>
      </text:list>
      <text:list text:style-name="WW8Num1">
        <text:list-item text:start-value="1">
          <text:p text:style-name="P84">“Get” button to automatically fill in the fields that are available to the step.</text:p>
        </text:list-item>
      </text:list>
      <text:p text:style-name="P119"/>
      <text:list text:style-name="Numbering_20_1" text:continue-numbering="true">
        <text:list-item>
          <text:list text:continue-numbering="true">
            <text:list-item>
              <text:list text:continue-numbering="true">
                <text:list-item>
                  <text:h text:style-name="P83"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Group fields</text:span>: Specify the fields over which you want to group.</text:p>
        </text:list-item>
        <text:list-item>
          <text:p text:style-name="P84"><text:span text:style-name="T1">Aggregates</text:span>: Specify the fields that need to be aggregated, the method and the name of the resulting new field.</text:p>
        </text:list-item>
        <text:list-item>
          <text:p text:style-name="P84"><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45"/>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162"><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163"><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305"><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158"><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7"> transformation in a job.</text:span></text:p>
      <text:p text:style-name="P146">The rows were passed on to this step using the “Copy rows to result” step.</text:p>
      <text:p text:style-name="P146">To allow you to design more easily, you can enter the meta-data of the fields you're expecting from the previous transformation in a job.</text:p>
      <text:p text:style-name="P146"/>
      <text:p text:style-name="P146"/>
      <text:list text:style-name="Numbering_20_1" text:continue-numbering="true">
        <text:list-item>
          <text:list text:continue-numbering="true">
            <text:list-item>
              <text:list text:continue-numbering="true">
                <text:list-item>
                  <text:h text:style-name="P83"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156"><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157"><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text:span text:style-name="T1">Step name</text:span>: Name of the step. <text:s/>This name has to be unique in a single transformation.</text:p>
        </text:list-item>
        <text:list-item>
          <text:p text:style-name="P84"><text:span text:style-name="T1">The filename</text:span>: with variable support.</text:p>
        </text:list-item>
        <text:list-item>
          <text:p text:style-name="P84"><text:span text:style-name="T1">Limit size</text:span>: Only read this number of rows, 0 means: unlimited.</text:p>
        </text:list-item>
        <text:list-item>
          <text:p text:style-name="P84"><text:span text:style-name="T1">Add rownr?</text:span>: <text:s/>This option adds a field to the output with the specified name that contains the row number.</text:p>
        </text:list-item>
      </text:list>
      <text:p text:style-name="P147"/>
      <text:p text:style-name="P147"/>
      <text:list text:style-name="Numbering_20_1" text:continue-numbering="true">
        <text:list-item>
          <text:list text:continue-numbering="true">
            <text:list-item>
              <text:list text:continue-numbering="true">
                <text:list-item>
                  <text:h text:style-name="P83"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82"><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83"><draw:image xlink:href="Pictures/10000000000002AC000001CCED354A43.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84"><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151"><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84">Step name: Name of the step. <text:s/>This name has to be unique in a single transformation.</text:p>
        </text:list-item>
      </text:list>
      <text:p text:style-name="P40"/>
      <text:p text:style-name="P148">File tab:</text:p>
      <text:list text:style-name="WW8Num1">
        <text:list-item text:start-value="1">
          <text:p text:style-name="P84">The filenames, with variable support.</text:p>
        </text:list-item>
        <text:list-item>
          <text:p text:style-name="P84">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47"/>
      <text:p text:style-name="P148">Sheets tab:</text:p>
      <text:list text:style-name="WW8Num1">
        <text:list-item text:start-value="1">
          <text:p text:style-name="P84">The sheets to import. <text:s/><text:span text:style-name="T4">Use the “Get sheetname(s)” button to fill in the available sheets automatically.</text:span><text:span text:style-name="T17"><text:tab/>Please note that you need to specify the start row and column, the coordinate where the step should start reading.</text:span></text:p>
        </text:list-item>
      </text:list>
      <text:p text:style-name="P149"/>
      <text:p text:style-name="P148">Content tab:</text:p>
      <text:list text:style-name="WW8Num1">
        <text:list-item text:start-value="1">
          <text:p text:style-name="P127"><text:span text:style-name="T1">Header</text:span>: Check if the sheets specified have a header row that we need to skip.</text:p>
        </text:list-item>
        <text:list-item>
          <text:p text:style-name="P127"><text:span text:style-name="T1">No empty rows</text:span>: Check this if you don't want empty rows in the output of this step.</text:p>
        </text:list-item>
        <text:list-item>
          <text:p text:style-name="P127"><text:span text:style-name="T1">Stop on empty rows</text:span>: This will make the step stop reading the current sheet of a file when a empty line is encountered.</text:p>
        </text:list-item>
        <text:list-item>
          <text:p text:style-name="P127"><text:span text:style-name="T1">Filename field</text:span>: Specify a field name to include the filename in the output of this step.</text:p>
        </text:list-item>
        <text:list-item>
          <text:p text:style-name="P127"><text:span text:style-name="T1">Sheetname field</text:span>: Specify a field name to include the sheetname in the output of this step.</text:p>
        </text:list-item>
        <text:list-item>
          <text:p text:style-name="P127"><text:span text:style-name="T1">Row number field</text:span>: Specify a field name to include the row number in the output of the step.</text:p>
        </text:list-item>
        <text:list-item>
          <text:p text:style-name="P127"><text:span text:style-name="T1">Limit</text:span>: limit the number of rows to this number, 0 means: all rows.</text:p>
        </text:list-item>
      </text:list>
      <text:p text:style-name="P150"/>
      <text:p text:style-name="P148">Error handling tab:</text:p>
      <text:list text:style-name="WW8Num1">
        <text:list-item text:start-value="1">
          <text:p text:style-name="P151"><text:span text:style-name="T26">Please see </text:span><text:a xlink:type="simple" xlink:href="#8.4.1.4.4.Error handling|outline"><text:span text:style-name="T49">8.4.1.4.4. Error handling</text:span></text:a><text:span text:style-name="T26"> for a detailed description on error handling.</text:span><text:span text:style-name="T3"> </text:span></text:p>
        </text:list-item>
      </text:list>
      <text:p text:style-name="P149"/>
      <text:p text:style-name="P148">Fields tab:</text:p>
      <text:list text:style-name="WW8Num1">
        <text:list-item text:start-value="1">
          <text:p text:style-name="P84"><text:span text:style-name="T17">Here you can specify the fields that need to be read from the Excel files. <text:s/>A button “Get fields from header row” is provided to automatically fill in the available fields </text:span><text:span text:style-name="T1">if</text:span><text:span text:style-name="T17"> the sheets have a header row.</text:span></text:p>
        </text:list-item>
        <text:list-item>
          <text:p text:style-name="P127">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0"/>
      <text:p text:style-name="P152"/>
      <text:list text:style-name="Numbering_20_1" text:continue-numbering="true">
        <text:list-item>
          <text:list text:continue-numbering="true">
            <text:list-item>
              <text:list text:continue-numbering="true">
                <text:list-item>
                  <text:h text:style-name="P83" text:outline-level="3">Database Join</text:h>
                  <text:list>
                    <text:list-item>
                      <text:h text:style-name="P153" text:outline-level="4">Screenshot</text:h>
                    </text:list-item>
                  </text:list>
                </text:list-item>
              </text:list>
            </text:list-item>
          </text:list>
        </text:list-item>
      </text:list>
      <text:p text:style-name="P154"><draw:frame draw:style-name="fr2" draw:name="Graphic52" text:anchor-type="as-char" svg:width="8.64cm" style:rel-width="50%" svg:height="5.553cm" style:rel-height="23%" draw:z-index="148"><draw:image xlink:href="Pictures/10000000000002A8000001B6AAEBA25B.png" xlink:type="simple" xlink:show="embed" xlink:actuate="onLoad"/></draw:frame></text:p>
      <text:p text:style-name="P15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54"><text:s/><draw:frame draw:style-name="fr2" draw:name="Graphic61" text:anchor-type="as-char" svg:width="0.847cm" svg:height="0.847cm" draw:z-index="146"><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6">
        <text:list-item>
          <text:p text:style-name="P155">as question marks (?) in the SQL query.</text:p>
        </text:list-item>
        <text:list-item>
          <text:p text:style-name="P155">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56"/>
      <text:list text:style-name="WW8Num1">
        <text:list-item text:start-value="1">
          <text:p text:style-name="P84"><text:span text:style-name="T1">Step name</text:span>: Name of the step. <text:s/>This name has to be unique in a single transformation.</text:p>
        </text:list-item>
        <text:list-item>
          <text:p text:style-name="P84">The database connection to use.</text:p>
        </text:list-item>
        <text:list-item>
          <text:p text:style-name="P84"><text:span text:style-name="T1">SQL: </text:span><text:span text:style-name="T17">The SQL query</text:span> to launch towards the database. (use question marks (?) as parameter placeholders.</text:p>
        </text:list-item>
        <text:list-item>
          <text:p text:style-name="P84"><text:span text:style-name="T1">Number of rows to return</text:span>: 0 means all, any other number limits the number of rows.</text:p>
        </text:list-item>
        <text:list-item>
          <text:p text:style-name="P84"><text:span text:style-name="T1">Outer join?</text:span>: Check this to always return a result, even if the query didn't return a result.</text:p>
        </text:list-item>
        <text:list-item>
          <text:p text:style-name="P84">The parameters to use in the query.</text:p>
        </text:list-item>
      </text:list>
      <text:p text:style-name="P145"/>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30"><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37"><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41"><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39"><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46"/>
      <text:p text:style-name="P12"><text:span text:style-name="T1">NOTE: </text:span>This step should probably not be used as the tool that could use these Cube files was never created, the cube files are not using any “standard” format.</text:p>
      <text:p text:style-name="P157"/>
      <text:list text:style-name="Numbering_20_1" text:continue-numbering="true">
        <text:list-item>
          <text:list text:continue-numbering="true">
            <text:list-item>
              <text:list text:continue-numbering="true">
                <text:list-item>
                  <text:h text:style-name="P83"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29"><draw:image xlink:href="Pictures/2000000700004F2C00002F08DDBB7BA7.svm" xlink:type="simple" xlink:show="embed" xlink:actuate="onLoad"/></draw:frame></text:p>
      <text:p text:style-name="Standard"/>
      <text:p text:style-name="P24">The list of calculation types:</text:p>
      <text:p text:style-name="P24"><draw:frame draw:style-name="fr2" draw:name="Graphic15" text:anchor-type="as-char" svg:width="3.972cm" style:rel-width="23%" svg:height="5.794cm" style:rel-height="24%" draw:z-index="135"><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32"><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0">√</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83"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26"><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27"><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7">
        <text:list-item>
          <text:p text:style-name="P158"><text:s/>“identical” : <text:tab/>The key was found in both streams and the values to compare were identical.</text:p>
        </text:list-item>
        <text:list-item>
          <text:p text:style-name="P158"><text:s/>“changed” : <text:tab/>The key was found in both streams but one or more values is different.</text:p>
        </text:list-item>
        <text:list-item>
          <text:p text:style-name="P158"><text:s/>“new” : <text:tab/>The key was not found in the reference stream.</text:p>
        </text:list-item>
        <text:list-item>
          <text:p text:style-name="P158"><text:s/>“deleted” : <text:tab/>The key was not found in the compare stream.</text:p>
        </text:list-item>
      </text:list>
      <text:p text:style-name="P12"/>
      <text:p text:style-name="P159">IMPORTANT: <text:span text:style-name="T17">both streams need to be sorted on the specified key(s).</text:span></text:p>
      <text:p text:style-name="P160"/>
      <text:list text:style-name="Numbering_20_1" text:continue-numbering="true">
        <text:list-item>
          <text:list text:continue-numbering="true">
            <text:list-item>
              <text:list text:continue-numbering="true">
                <text:list-item>
                  <text:h text:style-name="P83"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19"><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20"><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0">This step is the easiest and most performing way to add constants to a stream.</text:p>
      <text:p text:style-name="P140">The use is very simple: specify the name, type and value in the form of a string.</text:p>
      <text:p text:style-name="P140">Then specify the formats to convert the value into the chosen data type.</text:p>
      <text:p text:style-name="P160"/>
      <text:p text:style-name="P145"/>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16"><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12"><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13"><draw:image xlink:href="Pictures/200000070000330F00000D5672762019.svm" xlink:type="simple" xlink:show="embed" xlink:actuate="onLoad"/></draw:frame></text:p>
      <text:p text:style-name="P146"/>
      <text:p text:style-name="P161"/>
      <text:p text:style-name="P157">The SQL script to execute might look like this:</text:p>
      <text:p text:style-name="P157"/>
      <text:p text:style-name="ProgrammaCode"><text:span text:style-name="T16">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62">NOTE: <text:span text:style-name="T17">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39"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44"><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45"><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8">
        <text:list-item>
          <text:p text:style-name="P163">specifies how the input is going to be using a MappingInput step</text:p>
        </text:list-item>
        <text:list-item>
          <text:p text:style-name="P163">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64">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46"><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68"><draw:image xlink:href="Pictures/10000000000001E9000001B615E43AD7.png" xlink:type="simple" xlink:show="embed" xlink:actuate="onLoad"/></draw:frame> <draw:frame draw:style-name="fr2" draw:name="Graphic77" text:anchor-type="as-char" svg:width="5.66cm" svg:height="4.852cm" draw:z-index="69"><draw:image xlink:href="Pictures/10000000000001E9000001B6274C8136.png" xlink:type="simple" xlink:show="embed" xlink:actuate="onLoad"/></draw:frame></text:p>
      <text:p text:style-name="P165"/>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61"><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62"><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64"><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39"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244"><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245"><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246"><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59"><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84">Name: Name of the field.</text:p>
              </text:list-item>
              <text:list-item>
                <text:p text:style-name="P84">Type: Type of the field can be either String, Date or Number.</text:p>
              </text:list-item>
              <text:list-item>
                <text:p text:style-name="P84">Format mask to convert with: See <text:bookmark-ref text:reference-format="chapter" text:ref-name="_Ref62899429">8.4.1.5</text:bookmark-ref> for a complete description of format specifiers.</text:p>
              </text:list-item>
              <text:list-item>
                <text:p text:style-name="P84">Length: </text:p>
                <text:list>
                  <text:list-item>
                    <text:p text:style-name="P84">Number: Total number of significant figures in a number;</text:p>
                  </text:list-item>
                  <text:list-item>
                    <text:p text:style-name="P84">String: total length of string;</text:p>
                  </text:list-item>
                  <text:list-item>
                    <text:p text:style-name="P84">Date: length of <text:span text:style-name="T15">printed</text:span> output of the string (e.g. 4 only gives back the year).</text:p>
                  </text:list-item>
                </text:list>
              </text:list-item>
              <text:list-item>
                <text:p text:style-name="P84">Precision:</text:p>
                <text:list>
                  <text:list-item>
                    <text:p text:style-name="P84">Number: Number of floating point digits;</text:p>
                  </text:list-item>
                  <text:list-item>
                    <text:p text:style-name="P84">String: unused;</text:p>
                  </text:list-item>
                  <text:list-item>
                    <text:p text:style-name="P84">Date: unused.</text:p>
                  </text:list-item>
                </text:list>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84">Trim type: The trimming method to apply on the string found in the XML.</text:p>
              </text:list-item>
              <text:list-item>
                <text:p text:style-name="P84">Repeat: Check this if you want to repeat empty values with the corresponding value from the previous row.</text:p>
              </text:list-item>
              <text:list-item>
                <text:p text:style-name="P84">Position: <text:s/>The position of the XML element or attribute. <text:s/>You use the following syntax to specify the position of an element:</text:p>
                <text:p text:style-name="P84"><text:span text:style-name="T51">The first element called “element”:</text:span><text:span text:style-name="T52"> E=element/1</text:span> <text:s/></text:p>
                <text:p text:style-name="P84"/>
                <text:p text:style-name="P84"><text:span text:style-name="T51">The first attribute called “attribute”:</text:span><text:span text:style-name="T52"> A=attribute/1</text:span></text:p>
              </text:list-item>
            </text:list>
            <text:p text:style-name="P166"/>
            <text:list text:style-name="WW8Num1">
              <text:list-header>
                <text:p text:style-name="P167">The first attribute called “attribute” in the second “element” tag:</text:p>
                <text:p text:style-name="P168">E=element/2, A=attribute/1</text:p>
              </text:list-header>
            </text:list>
            <text:p text:style-name="P166"/>
            <text:list text:style-name="WW8Num1">
              <text:list-header>
                <text:p text:style-name="P84"><text:span text:style-name="T1">NOTE:</text:span> <text:span text:style-name="T3">You can auto-generate all the possible positions in the XML file supplied by using the “Get Fields” button.</text:span></text:p>
              </text:list-header>
            </text:list>
            <text:p text:style-name="P169"/>
            <text:list text:style-name="L9">
              <text:list-header>
                <text:p text:style-name="P170"><text:span text:style-name="T46">NOTE</text:span><text:span text:style-name="T26">: Support was added for XML documents where all the information is stored in the Repeating (or Root) element. <text:s/>The special </text:span><text:span text:style-name="T53">R=</text:span><text:span text:style-name="T26"> locater was added to allow you to grab this information. The “Get fields” button finds this information if it's present.</text:span></text:p>
                <text:p text:style-name="P171"/>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39"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1"><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52"><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53"><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54"><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84">Fieldname: Name of the field.</text:p>
              </text:list-item>
              <text:list-item>
                <text:p text:style-name="P84">Elementname: the name of the element in the XML file to use.</text:p>
              </text:list-item>
              <text:list-item>
                <text:p text:style-name="P84">Type: Type of the field can be either String, Date, or Number.</text:p>
              </text:list-item>
              <text:list-item>
                <text:p text:style-name="P84">Format mask to convert with: see <text:a xlink:type="simple" xlink:href="#7.4.1.5.1.Number formats|outline">7.4.1.5.1. Number formats</text:a> for a complete description of format specifiers.</text:p>
              </text:list-item>
              <text:list-item>
                <text:p text:style-name="P84">Length: Output string is padded to this length if it is specified.</text:p>
              </text:list-item>
              <text:list-item>
                <text:p text:style-name="P84">Precision: The precision to use.</text:p>
              </text:list-item>
              <text:list-item>
                <text:p text:style-name="P84">Currency: Symbol used to represent currencies like $10,000.00 or €5.000,00</text:p>
              </text:list-item>
              <text:list-item>
                <text:p text:style-name="P84">Decimal: A decimal point can be a "." (10,000.00) or "," (5.000,00)</text:p>
              </text:list-item>
              <text:list-item>
                <text:p text:style-name="P84">Grouping: A grouping can be a "," (10,000.00) or "." (5.000,00)</text:p>
              </text:list-item>
              <text:list-item>
                <text:p text:style-name="P172">Null: the string to use in case the field value is null.</text:p>
                <text:p text:style-name="P173"/>
                <text:p text:style-name="P84"/>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74" text:outline-level="3">Delete</text:h>
                  <text:list>
                    <text:list-item>
                      <text:h text:style-name="P118" text:outline-level="4">Screenshot</text:h>
                    </text:list-item>
                  </text:list>
                </text:list-item>
              </text:list>
            </text:list-item>
          </text:list>
        </text:list-item>
      </text:list>
      <text:p text:style-name="P119"><draw:frame draw:style-name="fr2" draw:name="Afbeeldingen47" text:anchor-type="as-char" svg:width="10.594cm" svg:height="7.44cm" draw:z-index="218"><draw:image xlink:href="Pictures/100000000000026A000001B26A8536B6.png" xlink:type="simple" xlink:show="embed" xlink:actuate="onLoad"/></draw:frame></text:p>
      <text:p text:style-name="P119"/>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219"><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is the same as the <text:a xlink:type="simple" xlink:href="#8.4.21.Update|outline">8.4.21. Update</text:a> step , except that instead of updating, rows are deleted.</text:p>
      <text:p text:style-name="P175"/>
      <text:p text:style-name="P175"/>
      <text:list text:style-name="Numbering_20_1" text:continue-numbering="true">
        <text:list-item>
          <text:list text:continue-numbering="true">
            <text:list-item>
              <text:list text:continue-numbering="true">
                <text:list-item>
                  <text:h text:style-name="P174" text:outline-level="3">Value Mapper</text:h>
                  <text:list>
                    <text:list-item>
                      <text:h text:style-name="P118" text:outline-level="4">Screenshot</text:h>
                    </text:list-item>
                  </text:list>
                </text:list-item>
              </text:list>
            </text:list-item>
          </text:list>
        </text:list-item>
      </text:list>
      <text:p text:style-name="P119"><draw:frame draw:style-name="fr2" draw:name="Afbeeldingen50" text:anchor-type="as-char" svg:width="8.64cm" style:rel-width="50%" svg:height="5.898cm" style:rel-height="25%" draw:z-index="220"><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221"><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175">For example, if you want to replace language codes:</text:p>
      <text:p text:style-name="P175">Fieldname to use: <text:s/>LanguageCode</text:p>
      <text:p text:style-name="P175">Target fieldname: LanguageDesc</text:p>
      <text:p text:style-name="P175">Source/Target: <text:s text:c="2"/>EN/English, FR/French, NL/Dutch, ES/Spanish, DE/German, ...</text:p>
      <text:p text:style-name="P175"/>
      <text:p text:style-name="P175"/>
      <text:list text:style-name="Numbering_20_1" text:continue-numbering="true">
        <text:list-item>
          <text:list text:continue-numbering="true">
            <text:list-item>
              <text:list text:continue-numbering="true">
                <text:list-item>
                  <text:h text:style-name="P174" text:outline-level="3">Set Variable</text:h>
                  <text:list>
                    <text:list-item>
                      <text:h text:style-name="P118" text:outline-level="4">Screenshot</text:h>
                    </text:list-item>
                  </text:list>
                </text:list-item>
              </text:list>
            </text:list-item>
          </text:list>
        </text:list-item>
      </text:list>
      <text:p text:style-name="P119"><draw:frame draw:style-name="fr7" draw:name="Afbeeldingen55" text:anchor-type="as-char" svg:width="8.638cm" style:rel-width="49%" svg:height="4.808cm" style:rel-height="20%" draw:z-index="239"><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240"><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set variables in a job or in the virtual machine.</text:p>
      <text:p text:style-name="P175">It accepts one (and only one) row of data to set the value of a variable.</text:p>
      <text:p text:style-name="P175">Here are the possible scope settings:</text:p>
      <text:list text:style-name="L10">
        <text:list-item>
          <text:p text:style-name="P176"><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76"><text:span text:style-name="T5">Valid in the parent job</text:span>: the variable is only valid in the parent job.</text:p>
        </text:list-item>
        <text:list-item>
          <text:p text:style-name="P176"><text:span text:style-name="T5">Valid in the grand-parent job</text:span>: the variable is valid in the grand-parent job and all the child jobs and transformations.</text:p>
        </text:list-item>
        <text:list-item>
          <text:p text:style-name="P176"><text:span text:style-name="T5">Valid in the root job</text:span>: the variable is valid in the root job and all the child jobs and transformations.</text:p>
        </text:list-item>
      </text:list>
      <text:p text:style-name="P175"/>
      <text:p text:style-name="P175"/>
      <text:p text:style-name="P177"/>
      <text:list text:style-name="Numbering_20_1" text:continue-numbering="true">
        <text:list-item>
          <text:list text:continue-numbering="true">
            <text:list-item>
              <text:list text:continue-numbering="true">
                <text:list-item>
                  <text:h text:style-name="P174" text:outline-level="3">Get Variable</text:h>
                  <text:list>
                    <text:list-item>
                      <text:h text:style-name="P118" text:outline-level="4">Screenshot</text:h>
                    </text:list-item>
                  </text:list>
                </text:list-item>
              </text:list>
            </text:list-item>
          </text:list>
        </text:list-item>
      </text:list>
      <text:p text:style-name="P119"><draw:frame draw:style-name="fr2" draw:name="Afbeeldingen57" text:anchor-type="as-char" svg:width="8.292cm" style:rel-width="47%" svg:height="4.424cm" style:rel-height="18%" draw:z-index="225"><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238"><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the value of a variable. <text:s/>This step can return rows or add values to input </text:p>
      <text:p text:style-name="P175">rows. <text:s/></text:p>
      <text:p text:style-name="P175"><text:span text:style-name="T1">NOTE:</text:span> <text:span text:style-name="T1">You need to specify the complete variable specification, including $ or %. </text:span>That means you can also enter complete strings in the variable column, not just a variable. <text:s/></text:p>
      <text:p text:style-name="P175">For example, you can specify: <text:s/>${java.io.tmpdir}/kettle/tempfile.txt and it will be expanded to /tmp/kettle/tempfile.txt on Unix-like systems.</text:p>
      <text:p text:style-name="P175"/>
      <text:p text:style-name="P175"/>
      <text:list text:style-name="Numbering_20_1" text:continue-numbering="true">
        <text:list-item>
          <text:list text:continue-numbering="true">
            <text:list-item>
              <text:list text:continue-numbering="true">
                <text:list-item>
                  <text:h text:style-name="P174" text:outline-level="3">Get Filename</text:h>
                  <text:list>
                    <text:list-item>
                      <text:h text:style-name="P118" text:outline-level="4">Screenshot</text:h>
                    </text:list-item>
                  </text:list>
                </text:list-item>
              </text:list>
            </text:list-item>
          </text:list>
        </text:list-item>
      </text:list>
      <text:p text:style-name="P119"><draw:frame draw:style-name="fr2" draw:name="Afbeeldingen59" text:anchor-type="as-char" svg:width="8.64cm" style:rel-width="50%" svg:height="5.898cm" style:rel-height="25%" draw:z-index="226"><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227"><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75">This step allows you to get information regarding filenames on the file system on your system.</text:p>
      <text:p text:style-name="P40"><text:span text:style-name="T54">Please also see </text:span><text:a xlink:type="simple" xlink:href="#8.4.1.4.1.Filename specification options|outline"><text:span text:style-name="T55">8.4.1.4.1. Filename specification options</text:span></text:a><text:span text:style-name="T54"> for a detailed description on how to use the specify filenames.</text:span></text:p>
      <text:p text:style-name="P175">The output fields for this step are:</text:p>
      <text:list text:style-name="L11">
        <text:list-item>
          <text:p text:style-name="P178"><text:span text:style-name="T1">filename</text:span>: the complete filename, including the path (/tmp/kettle/somefile.txt)</text:p>
        </text:list-item>
        <text:list-item>
          <text:p text:style-name="P178"><text:span text:style-name="T1">short_filename</text:span>: only the filename, without the path (somefile.txt)</text:p>
        </text:list-item>
        <text:list-item>
          <text:p text:style-name="P178"><text:span text:style-name="T1">path</text:span>: only the path (/tmp/kettle/)</text:p>
        </text:list-item>
      </text:list>
      <text:p text:style-name="P175"/>
      <text:p text:style-name="P175"/>
      <text:list text:style-name="Numbering_20_1" text:continue-numbering="true">
        <text:list-item>
          <text:list text:continue-numbering="true">
            <text:list-item>
              <text:list text:continue-numbering="true">
                <text:list-item>
                  <text:h text:style-name="P139" text:outline-level="3">Get files from result</text:h>
                  <text:list>
                    <text:list-item>
                      <text:h text:style-name="P118" text:outline-level="4">Screenshot</text:h>
                    </text:list-item>
                  </text:list>
                </text:list-item>
              </text:list>
            </text:list-item>
          </text:list>
        </text:list-item>
      </text:list>
      <text:p text:style-name="P119"><draw:frame draw:style-name="fr2" draw:name="Afbeeldingen61" text:anchor-type="as-char" svg:width="8.652cm" svg:height="2.752cm" draw:z-index="236"><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237"><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9">
        <text:list-header>
          <text:p text:style-name="P179">Every time a file gets processed, used or created in a transformation or a job, the details of the file, the job entry, the step, etc. is captured and added to the result. <text:s/>You can access this file information using this step.</text:p>
          <text:p text:style-name="P180">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1">Field name</text:p>
            </table:table-cell>
            <table:table-cell table:style-name="Tabel15.A1" office:value-type="string">
              <text:p text:style-name="P181">Type</text:p>
            </table:table-cell>
            <table:table-cell table:style-name="Tabel15.C1" office:value-type="string">
              <text:p text:style-name="P181">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9">
        <text:list-header>
          <text:p text:style-name="P182"/>
        </text:list-header>
      </text:list>
      <text:p text:style-name="P175"/>
      <text:p text:style-name="P175"/>
      <text:list text:style-name="Numbering_20_1" text:continue-numbering="true">
        <text:list-item>
          <text:list text:continue-numbering="true">
            <text:list-item>
              <text:list text:continue-numbering="true">
                <text:list-item>
                  <text:h text:style-name="P183" text:outline-level="3">Set files in result</text:h>
                  <text:list>
                    <text:list-item>
                      <text:h text:style-name="P118" text:outline-level="4">Screenshot</text:h>
                    </text:list-item>
                  </text:list>
                </text:list-item>
              </text:list>
            </text:list-item>
          </text:list>
        </text:list-item>
      </text:list>
      <text:p text:style-name="P119"><draw:frame draw:style-name="fr2" draw:name="Afbeeldingen63" text:anchor-type="as-char" svg:width="10.927cm" svg:height="5.794cm" draw:z-index="228"><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235"><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4">In certain cases, we can use this step to steer the list of files in the result ourself.</text:p>
      <text:p text:style-name="P184">For example the Mail job entry can use this list of files to attach to a mail, so perhaps you don't want all files sent, but only a certain selection. <text:s/>For this, you can create a transformation that sets exactly those files you want to attach.</text:p>
      <text:p text:style-name="P184"/>
      <text:list text:style-name="Numbering_20_1" text:continue-numbering="true">
        <text:list-item>
          <text:list text:continue-numbering="true">
            <text:list-item>
              <text:list text:continue-numbering="true">
                <text:list-item>
                  <text:h text:style-name="P139" text:outline-level="3">Blocking step</text:h>
                  <text:list>
                    <text:list-item>
                      <text:h text:style-name="P118" text:outline-level="4">Screenshot</text:h>
                    </text:list-item>
                  </text:list>
                </text:list-item>
              </text:list>
            </text:list-item>
          </text:list>
        </text:list-item>
      </text:list>
      <text:p text:style-name="P119"><draw:frame draw:style-name="fr2" draw:name="Afbeeldingen65" text:anchor-type="as-char" svg:width="7.805cm" svg:height="2.699cm" draw:z-index="229"><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234"><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4">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84"/>
      <text:list text:style-name="Numbering_20_1" text:continue-numbering="true">
        <text:list-item>
          <text:list text:continue-numbering="true">
            <text:list-item>
              <text:list text:continue-numbering="true">
                <text:list-item>
                  <text:h text:style-name="P139" text:outline-level="3">Injector</text:h>
                  <text:list>
                    <text:list-item>
                      <text:h text:style-name="P118" text:outline-level="4">Screenshot</text:h>
                    </text:list-item>
                  </text:list>
                </text:list-item>
              </text:list>
            </text:list-item>
          </text:list>
        </text:list-item>
      </text:list>
      <text:p text:style-name="P119"><draw:frame draw:style-name="fr13" draw:name="Afbeeldingen67" text:anchor-type="as-char" svg:y="-4.935cm" svg:width="8.638cm" style:rel-width="49%" svg:height="4.805cm" style:rel-height="20%" draw:z-index="230"><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231"><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2">
        <text:list-item>
          <text:p text:style-name="P185">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85">Here is some information on how to do it:</text:p>
          <text:list>
            <text:list-item>
              <text:p text:style-name="P185">You can ask a Trans object for a <text:span text:style-name="T18">RowProducer</text:span> object </text:p>
            </text:list-item>
            <text:list-item>
              <text:p text:style-name="P185">Also see the use case test in <text:span text:style-name="T56">package:</text:span><text:span text:style-name="T18"> be.ibridge.kettle.test.rowproducer</text:span></text:p>
            </text:list-item>
            <text:list-item>
              <text:p text:style-name="P185">Use this type of code:</text:p>
              <text:p text:style-name="P186">Trans trans = new Trans(... TransMeta ...);</text:p>
              <text:p text:style-name="P186">trans.prepareExecution(args);</text:p>
              <text:p text:style-name="P186">RowProcuder rp = trans.addRowProducer(String stepname, int stepCopy);</text:p>
            </text:list-item>
          </text:list>
        </text:list-item>
      </text:list>
      <text:p text:style-name="Standard"/>
      <text:list text:style-name="L13">
        <text:list-item>
          <text:p text:style-name="P187">After that you start the threads in the transformation. <text:s/>Then you can inject the rows while the transformation is running:</text:p>
          <text:p text:style-name="P187"/>
        </text:list-item>
      </text:list>
      <text:list text:style-name="L12">
        <text:list-item>
          <text:list>
            <text:list-header>
              <text:p text:style-name="P186">trans.startThreads();</text:p>
              <text:p text:style-name="P186">...</text:p>
              <text:p text:style-name="P186">rp.putRow(Row SomeRowYouHaveToInject);</text:p>
              <text:p text:style-name="P186">...</text:p>
              <text:p text:style-name="P186"/>
            </text:list-header>
          </text:list>
        </text:list-item>
      </text:list>
      <text:list text:style-name="L13">
        <text:list-header>
          <text:p text:style-name="P187"/>
        </text:list-header>
        <text:list-item>
          <text:p text:style-name="P188">As you can see from the screenshot below, you can specify the rows you are expecting to be injected. <text:s/>This makes it easier to build transformations because you have the meta-data at design time.</text:p>
        </text:list-item>
      </text:list>
      <text:p text:style-name="P184"/>
      <text:list text:style-name="Numbering_20_1" text:continue-numbering="true">
        <text:list-item>
          <text:list text:continue-numbering="true">
            <text:list-item>
              <text:list text:continue-numbering="true">
                <text:list-item>
                  <text:h text:style-name="P139" text:outline-level="3">Null If</text:h>
                  <text:list>
                    <text:list-item>
                      <text:h text:style-name="P118" text:outline-level="4">Screenshot</text:h>
                    </text:list-item>
                  </text:list>
                </text:list-item>
              </text:list>
            </text:list-item>
          </text:list>
        </text:list-item>
      </text:list>
      <text:p text:style-name="P119"><draw:frame draw:style-name="fr2" draw:name="Afbeeldingen70" text:anchor-type="as-char" svg:width="8.638cm" style:rel-width="49%" svg:height="4.546cm" style:rel-height="19%" draw:z-index="232"><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233"><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84">If the string representation of a certain field is equal to the specified value, then the value is set the null (empty).</text:p>
      <text:p text:style-name="P184"/>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47"><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48"><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83"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8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89" svg:x1="7.341cm" svg:y1="10.137cm" svg:x2="7.886cm" svg:y2="11.273cm"><text:p/></draw:line><draw:line text:anchor-type="paragraph" draw:z-index="30" draw:style-name="gr7" draw:text-style-name="P189" svg:x1="2.886cm" svg:y1="3.912cm" svg:x2="1.741cm" svg:y2="11.167cm"><text:p/></draw:line><draw:line text:anchor-type="paragraph" draw:z-index="29" draw:style-name="gr7" draw:text-style-name="P189" svg:x1="9.645cm" svg:y1="6.459cm" svg:x2="13.862cm" svg:y2="11.273cm"><text:p/></draw:line><draw:frame draw:style-name="fr24" draw:name="Afbeeldingen72" text:anchor-type="as-char" svg:width="13.169cm" svg:height="10.07cm" draw:z-index="222"><draw:image xlink:href="Pictures/10000000000004B5000002E6441C7122.png" xlink:type="simple" xlink:show="embed" xlink:actuate="onLoad"/></draw:frame></text:p>
      <text:p text:style-name="P190"/>
      <text:p text:style-name="P27"/>
      <text:p text:style-name="P190"><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1">The name of the step</text:p>
        </text:list-item>
        <text:list-item>
          <text:p text:style-name="P191">Copy number of the step</text:p>
        </text:list-item>
        <text:list-item>
          <text:p text:style-name="P191">Number of lines read from input-streams</text:p>
        </text:list-item>
        <text:list-item>
          <text:p text:style-name="P191">Number of lines written to output-streams</text:p>
        </text:list-item>
        <text:list-item>
          <text:p text:style-name="P191">Number of lines read from file or database</text:p>
        </text:list-item>
        <text:list-item>
          <text:p text:style-name="P191">Number of lines written to file or database</text:p>
        </text:list-item>
        <text:list-item>
          <text:p text:style-name="P191">Number of lines updated in the database</text:p>
        </text:list-item>
        <text:list-item>
          <text:p text:style-name="P191">Number of errors that occurred</text:p>
        </text:list-item>
        <text:list-item>
          <text:p text:style-name="P191">The status of the step: running, finished or stopped</text:p>
        </text:list-item>
        <text:list-item>
          <text:p text:style-name="P191">The number of seconds that the step has been running.</text:p>
        </text:list-item>
        <text:list-item>
          <text:p text:style-name="P191">The speed in rows per second at which the step processes rows.</text:p>
        </text:list-item>
        <text:list-item>
          <text:p text:style-name="P191">Priority of the step (10=highest, 1=lowest), nr of rows in the input-stream(s), nr of rows in the output-stream(s).</text:p>
        </text:list-item>
        <text:list-item>
          <text:p text:style-name="P191">Sleep time (get/put) is the time that a step had to go to sleep (in nano seconds) because the input buffer was empty (get) or the output buffer was full (put).</text:p>
        </text:list-item>
      </text:list>
      <text:p text:style-name="P27"/>
      <text:p text:style-name="P27"><text:span text:style-name="T20">NOTE: </text:span><text:span text:style-name="T15">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69"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69"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69"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69"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69"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192">Nothing:<text:tab/><text:tab/>Don’t show any output</text:p>
        </text:list-item>
        <text:list-item>
          <text:p text:style-name="P192">Error:<text:tab/><text:tab/>Only show errors</text:p>
        </text:list-item>
        <text:list-item>
          <text:p text:style-name="P192">Minimal:<text:tab/><text:tab/>Only use minimal logging</text:p>
        </text:list-item>
        <text:list-item>
          <text:p text:style-name="P192">Basic:<text:tab/><text:tab/>This is the default basic logging level</text:p>
        </text:list-item>
        <text:list-item>
          <text:p text:style-name="P192">Detailed:<text:tab/><text:tab/>Give detailed logging output</text:p>
        </text:list-item>
        <text:list-item>
          <text:p text:style-name="P192">Debug:<text:tab/><text:tab/>For debugging purposes, very detailed output.</text:p>
        </text:list-item>
        <text:list-item>
          <text:p text:style-name="P192">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69"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69" text:outline-level="3">Safe mode</text:h>
                </text:list-item>
              </text:list>
            </text:list-item>
          </text:list>
        </text:list-item>
      </text:list>
      <text:p text:style-name="P27"><text:span text:style-name="T48">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93">Insert before this row: Inserts an empty row before the row you clicked on.</text:p>
        </text:list-item>
        <text:list-item>
          <text:p text:style-name="P193">Insert after this row: Inserts an empty row after the row you clicked on.</text:p>
        </text:list-item>
        <text:list-item>
          <text:p text:style-name="P193">Move the row up: Move the row you clicked on up. <text:s/>The keyboard shortcut for this is CTRL-UP</text:p>
        </text:list-item>
        <text:list-item>
          <text:p text:style-name="P193">Move the row down: Move the row you clicked on down. <text:s/>The keyboard shortcut for this is CTRL-DOWN.</text:p>
        </text:list-item>
        <text:list-item>
          <text:p text:style-name="P193">Optimal column size including header: Resize all columns so that it displays all values completely, including the header. <text:s/>The keyboard shortcut for this function is function key F3.</text:p>
        </text:list-item>
        <text:list-item>
          <text:p text:style-name="P193">Optimal column size excluding header: Resize all columns so that it displays all values completely. <text:s/>The keyboard shortcut for this function is function key F4.</text:p>
        </text:list-item>
        <text:list-item>
          <text:p text:style-name="P193">Clear all: Clears all information in the grid. <text:s/>You will be asked to confirm this operation.</text:p>
        </text:list-item>
        <text:list-item>
          <text:p text:style-name="P193">Select all rows: Selects all rows in the grid. <text:s/>The keyboard shortcut for this function is CTRL-A.</text:p>
        </text:list-item>
        <text:list-item>
          <text:p text:style-name="P193">Clear selection: Clears the selection of rows in the grid. <text:s/>The keyboard shortcut for this function is ESC.</text:p>
        </text:list-item>
        <text:list-item>
          <text:p text:style-name="P193">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93">Paste clipboard to table: Insert the lines that are on the clipboard to the grid, right after the line on which you clicked. <text:s/>The keyboard shortcut for this function is CTRL-V.</text:p>
        </text:list-item>
        <text:list-item>
          <text:p text:style-name="P193">Cut selected lines: Copies the selected lines to the clipboard in a textual representation. <text:s/>After that, the lines are deleted from the grid. <text:s/>The keyboard shortcut for this function is CTRL-X.</text:p>
        </text:list-item>
        <text:list-item>
          <text:p text:style-name="P193">Delete selected lines: Deletes all selected lines from the grid. <text:s/>The keyboard shortcut for this function is DEL.</text:p>
        </text:list-item>
        <text:list-item>
          <text:p text:style-name="P193">Keep only selected lines: If there are more lines to delete then there are to keep, simply select the lines you want to keep and use this function. <text:s/>They keyboard shortcut for this function is CTRL-K.</text:p>
        </text:list-item>
        <text:list-item>
          <text:p text:style-name="P193">Copy field values to all rows: If all rows in the grid need to have the same value for a certain column, you can use this function to do this.</text:p>
        </text:list-item>
        <text:list-item>
          <text:p text:style-name="P193">Undo: Undo the previous grid operation. <text:s/>The keyboard shortcut for this function is CTRL-Z.</text:p>
        </text:list-item>
        <text:list-item>
          <text:p text:style-name="P193">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94"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215"><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70"><draw:image xlink:href="Pictures/10000000000006900000041A615CFE24.png" xlink:type="simple" xlink:show="embed" xlink:actuate="onLoad"/></draw:frame></text:p>
      <text:p text:style-name="P29"/>
      <text:p text:style-name="P195">NOTE: <text:span text:style-name="T4">you can restore the objects from a backed up repository anywhere in the target repository directory tree.</text:span></text:p>
      <text:list text:style-name="Numbering_20_1" text:continue-numbering="true">
        <text:list-item>
          <text:h text:style-name="P196" text:outline-level="1">Apendix A</text:h>
        </text:list-item>
      </text:list>
      <text:p text:style-name="Standard"><text:tab/><text:tab/> <text:s/><text:span text:style-name="T57">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57"><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27T16:36:23.12">27/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7"><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3</text:page-number></text:span><text:span text:style-name="Page_20_Number"> of </text:span><text:span text:style-name="Page_20_Number"><text:page-count style:num-format="1">145</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27T16:36:23.14">27/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3"><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3</text:page-number></text:span><text:span text:style-name="Page_20_Number"> of </text:span><text:span text:style-name="Page_20_Number"><text:page-count style:num-format="1">145</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6-27T16:36:23.14">27/06/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56"><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3</text:page-number></text:span><text:span text:style-name="Page_20_Number"> of </text:span><text:span text:style-name="Page_20_Number"><text:page-count style:num-format="1">14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27T16:36:23</dc:date>
    <meta:print-date>2004-05-24T21:55:00</meta:print-date>
    <dc:language>en-US</dc:language>
    <meta:editing-cycles>170</meta:editing-cycles>
    <meta:editing-duration>P2DT5H43M11S</meta:editing-duration>
    <meta:user-defined meta:name="Info 1"/>
    <meta:user-defined meta:name="Info 2"/>
    <meta:user-defined meta:name="Info 3"/>
    <meta:user-defined meta:name="Info 4"/>
    <meta:document-statistic meta:table-count="35" meta:image-count="173" meta:object-count="24" meta:page-count="145" meta:paragraph-count="2811" meta:word-count="26140" meta:character-count="150314"/>
  </office:meta>
</office:document-meta>
</file>